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o1" style:family="table-column">
      <style:table-column-properties fo:break-before="auto" style:column-width="2.2621875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8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024" table:default-cell-style-name="ce2"/>
        <table:table-column table:style-name="co2" table:number-columns-repeated="15360" table:default-cell-style-name="ce1"/>
        <table:table-row table:style-name="ro1">
          <table:table-cell office:value-type="string" table:style-name="ce2">
            <text:p>DEPTH = 1024; <text:s text:c="16"/>-- The size of memory in words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WIDTH = 8; <text:s text:c="19"/>-- The size of data in bits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ADDRESS_RADIX = DEC; <text:s text:c="9"/>-- The radix for address values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DATA_RADIX = DEC; <text:s text:c="12"/>-- The radix for data values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CONTENT <text:s text:c="22"/>-- start of (address : data pairs)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BEGIN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string" table:style-name="ce2">
            <text:p>:</text:p>
          </table:table-cell>
          <table:table-cell office:value-type="float" office:value="255" table:formula="of:=MAX(0;255-ROUNDDOWN(SQRT([.A7]*256);0))" table:style-name="ce2">
            <text:p>25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" table:formula="of:=[.A7]+1" table:style-name="ce2">
            <text:p>1</text:p>
          </table:table-cell>
          <table:table-cell office:value-type="string" table:style-name="ce2">
            <text:p>:</text:p>
          </table:table-cell>
          <table:table-cell office:value-type="float" office:value="239" table:formula="of:=MAX(0;255-ROUNDDOWN(SQRT([.A8]*256);0))" table:style-name="ce2">
            <text:p>23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" table:formula="of:=[.A8]+1" table:style-name="ce2">
            <text:p>2</text:p>
          </table:table-cell>
          <table:table-cell office:value-type="string" table:style-name="ce2">
            <text:p>:</text:p>
          </table:table-cell>
          <table:table-cell office:value-type="float" office:value="233" table:formula="of:=MAX(0;255-ROUNDDOWN(SQRT([.A9]*256);0))" table:style-name="ce2">
            <text:p>23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" table:formula="of:=[.A9]+1" table:style-name="ce2">
            <text:p>3</text:p>
          </table:table-cell>
          <table:table-cell office:value-type="string" table:style-name="ce2">
            <text:p>:</text:p>
          </table:table-cell>
          <table:table-cell office:value-type="float" office:value="228" table:formula="of:=MAX(0;255-ROUNDDOWN(SQRT([.A10]*256);0))" table:style-name="ce2">
            <text:p>22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" table:formula="of:=[.A10]+1" table:style-name="ce2">
            <text:p>4</text:p>
          </table:table-cell>
          <table:table-cell office:value-type="string" table:style-name="ce2">
            <text:p>:</text:p>
          </table:table-cell>
          <table:table-cell office:value-type="float" office:value="223" table:formula="of:=MAX(0;255-ROUNDDOWN(SQRT([.A11]*256);0))" table:style-name="ce2">
            <text:p>22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" table:formula="of:=[.A11]+1" table:style-name="ce2">
            <text:p>5</text:p>
          </table:table-cell>
          <table:table-cell office:value-type="string" table:style-name="ce2">
            <text:p>:</text:p>
          </table:table-cell>
          <table:table-cell office:value-type="float" office:value="220" table:formula="of:=MAX(0;255-ROUNDDOWN(SQRT([.A12]*256);0))" table:style-name="ce2">
            <text:p>22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" table:formula="of:=[.A12]+1" table:style-name="ce2">
            <text:p>6</text:p>
          </table:table-cell>
          <table:table-cell office:value-type="string" table:style-name="ce2">
            <text:p>:</text:p>
          </table:table-cell>
          <table:table-cell office:value-type="float" office:value="216" table:formula="of:=MAX(0;255-ROUNDDOWN(SQRT([.A13]*256);0))" table:style-name="ce2">
            <text:p>21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" table:formula="of:=[.A13]+1" table:style-name="ce2">
            <text:p>7</text:p>
          </table:table-cell>
          <table:table-cell office:value-type="string" table:style-name="ce2">
            <text:p>:</text:p>
          </table:table-cell>
          <table:table-cell office:value-type="float" office:value="213" table:formula="of:=MAX(0;255-ROUNDDOWN(SQRT([.A14]*256);0))" table:style-name="ce2">
            <text:p>21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" table:formula="of:=[.A14]+1" table:style-name="ce2">
            <text:p>8</text:p>
          </table:table-cell>
          <table:table-cell office:value-type="string" table:style-name="ce2">
            <text:p>:</text:p>
          </table:table-cell>
          <table:table-cell office:value-type="float" office:value="210" table:formula="of:=MAX(0;255-ROUNDDOWN(SQRT([.A15]*256);0))" table:style-name="ce2">
            <text:p>21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" table:formula="of:=[.A15]+1" table:style-name="ce2">
            <text:p>9</text:p>
          </table:table-cell>
          <table:table-cell office:value-type="string" table:style-name="ce2">
            <text:p>:</text:p>
          </table:table-cell>
          <table:table-cell office:value-type="float" office:value="207" table:formula="of:=MAX(0;255-ROUNDDOWN(SQRT([.A16]*256);0))" table:style-name="ce2">
            <text:p>20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" table:formula="of:=[.A16]+1" table:style-name="ce2">
            <text:p>10</text:p>
          </table:table-cell>
          <table:table-cell office:value-type="string" table:style-name="ce2">
            <text:p>:</text:p>
          </table:table-cell>
          <table:table-cell office:value-type="float" office:value="205" table:formula="of:=MAX(0;255-ROUNDDOWN(SQRT([.A17]*256);0))" table:style-name="ce2">
            <text:p>20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" table:formula="of:=[.A17]+1" table:style-name="ce2">
            <text:p>11</text:p>
          </table:table-cell>
          <table:table-cell office:value-type="string" table:style-name="ce2">
            <text:p>:</text:p>
          </table:table-cell>
          <table:table-cell office:value-type="float" office:value="202" table:formula="of:=MAX(0;255-ROUNDDOWN(SQRT([.A18]*256);0))" table:style-name="ce2">
            <text:p>20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" table:formula="of:=[.A18]+1" table:style-name="ce2">
            <text:p>12</text:p>
          </table:table-cell>
          <table:table-cell office:value-type="string" table:style-name="ce2">
            <text:p>:</text:p>
          </table:table-cell>
          <table:table-cell office:value-type="float" office:value="200" table:formula="of:=MAX(0;255-ROUNDDOWN(SQRT([.A19]*256);0))" table:style-name="ce2">
            <text:p>20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" table:formula="of:=[.A19]+1" table:style-name="ce2">
            <text:p>13</text:p>
          </table:table-cell>
          <table:table-cell office:value-type="string" table:style-name="ce2">
            <text:p>:</text:p>
          </table:table-cell>
          <table:table-cell office:value-type="float" office:value="198" table:formula="of:=MAX(0;255-ROUNDDOWN(SQRT([.A20]*256);0))" table:style-name="ce2">
            <text:p>19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" table:formula="of:=[.A20]+1" table:style-name="ce2">
            <text:p>14</text:p>
          </table:table-cell>
          <table:table-cell office:value-type="string" table:style-name="ce2">
            <text:p>:</text:p>
          </table:table-cell>
          <table:table-cell office:value-type="float" office:value="196" table:formula="of:=MAX(0;255-ROUNDDOWN(SQRT([.A21]*256);0))" table:style-name="ce2">
            <text:p>19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" table:formula="of:=[.A21]+1" table:style-name="ce2">
            <text:p>15</text:p>
          </table:table-cell>
          <table:table-cell office:value-type="string" table:style-name="ce2">
            <text:p>:</text:p>
          </table:table-cell>
          <table:table-cell office:value-type="float" office:value="194" table:formula="of:=MAX(0;255-ROUNDDOWN(SQRT([.A22]*256);0))" table:style-name="ce2">
            <text:p>19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" table:formula="of:=[.A22]+1" table:style-name="ce2">
            <text:p>16</text:p>
          </table:table-cell>
          <table:table-cell office:value-type="string" table:style-name="ce2">
            <text:p>:</text:p>
          </table:table-cell>
          <table:table-cell office:value-type="float" office:value="191" table:formula="of:=MAX(0;255-ROUNDDOWN(SQRT([.A23]*256);0))" table:style-name="ce2">
            <text:p>19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" table:formula="of:=[.A23]+1" table:style-name="ce2">
            <text:p>17</text:p>
          </table:table-cell>
          <table:table-cell office:value-type="string" table:style-name="ce2">
            <text:p>:</text:p>
          </table:table-cell>
          <table:table-cell office:value-type="float" office:value="190" table:formula="of:=MAX(0;255-ROUNDDOWN(SQRT([.A24]*256);0))" table:style-name="ce2">
            <text:p>19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" table:formula="of:=[.A24]+1" table:style-name="ce2">
            <text:p>18</text:p>
          </table:table-cell>
          <table:table-cell office:value-type="string" table:style-name="ce2">
            <text:p>:</text:p>
          </table:table-cell>
          <table:table-cell office:value-type="float" office:value="188" table:formula="of:=MAX(0;255-ROUNDDOWN(SQRT([.A25]*256);0))" table:style-name="ce2">
            <text:p>18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" table:formula="of:=[.A25]+1" table:style-name="ce2">
            <text:p>19</text:p>
          </table:table-cell>
          <table:table-cell office:value-type="string" table:style-name="ce2">
            <text:p>:</text:p>
          </table:table-cell>
          <table:table-cell office:value-type="float" office:value="186" table:formula="of:=MAX(0;255-ROUNDDOWN(SQRT([.A26]*256);0))" table:style-name="ce2">
            <text:p>18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" table:formula="of:=[.A26]+1" table:style-name="ce2">
            <text:p>20</text:p>
          </table:table-cell>
          <table:table-cell office:value-type="string" table:style-name="ce2">
            <text:p>:</text:p>
          </table:table-cell>
          <table:table-cell office:value-type="float" office:value="184" table:formula="of:=MAX(0;255-ROUNDDOWN(SQRT([.A27]*256);0))" table:style-name="ce2">
            <text:p>18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" table:formula="of:=[.A27]+1" table:style-name="ce2">
            <text:p>21</text:p>
          </table:table-cell>
          <table:table-cell office:value-type="string" table:style-name="ce2">
            <text:p>:</text:p>
          </table:table-cell>
          <table:table-cell office:value-type="float" office:value="182" table:formula="of:=MAX(0;255-ROUNDDOWN(SQRT([.A28]*256);0))" table:style-name="ce2">
            <text:p>18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" table:formula="of:=[.A28]+1" table:style-name="ce2">
            <text:p>22</text:p>
          </table:table-cell>
          <table:table-cell office:value-type="string" table:style-name="ce2">
            <text:p>:</text:p>
          </table:table-cell>
          <table:table-cell office:value-type="float" office:value="180" table:formula="of:=MAX(0;255-ROUNDDOWN(SQRT([.A29]*256);0))" table:style-name="ce2">
            <text:p>18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" table:formula="of:=[.A29]+1" table:style-name="ce2">
            <text:p>23</text:p>
          </table:table-cell>
          <table:table-cell office:value-type="string" table:style-name="ce2">
            <text:p>:</text:p>
          </table:table-cell>
          <table:table-cell office:value-type="float" office:value="179" table:formula="of:=MAX(0;255-ROUNDDOWN(SQRT([.A30]*256);0))" table:style-name="ce2">
            <text:p>17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" table:formula="of:=[.A30]+1" table:style-name="ce2">
            <text:p>24</text:p>
          </table:table-cell>
          <table:table-cell office:value-type="string" table:style-name="ce2">
            <text:p>:</text:p>
          </table:table-cell>
          <table:table-cell office:value-type="float" office:value="177" table:formula="of:=MAX(0;255-ROUNDDOWN(SQRT([.A31]*256);0))" table:style-name="ce2">
            <text:p>17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" table:formula="of:=[.A31]+1" table:style-name="ce2">
            <text:p>25</text:p>
          </table:table-cell>
          <table:table-cell office:value-type="string" table:style-name="ce2">
            <text:p>:</text:p>
          </table:table-cell>
          <table:table-cell office:value-type="float" office:value="175" table:formula="of:=MAX(0;255-ROUNDDOWN(SQRT([.A32]*256);0))" table:style-name="ce2">
            <text:p>17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" table:formula="of:=[.A32]+1" table:style-name="ce2">
            <text:p>26</text:p>
          </table:table-cell>
          <table:table-cell office:value-type="string" table:style-name="ce2">
            <text:p>:</text:p>
          </table:table-cell>
          <table:table-cell office:value-type="float" office:value="174" table:formula="of:=MAX(0;255-ROUNDDOWN(SQRT([.A33]*256);0))" table:style-name="ce2">
            <text:p>17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" table:formula="of:=[.A33]+1" table:style-name="ce2">
            <text:p>27</text:p>
          </table:table-cell>
          <table:table-cell office:value-type="string" table:style-name="ce2">
            <text:p>:</text:p>
          </table:table-cell>
          <table:table-cell office:value-type="float" office:value="172" table:formula="of:=MAX(0;255-ROUNDDOWN(SQRT([.A34]*256);0))" table:style-name="ce2">
            <text:p>17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" table:formula="of:=[.A34]+1" table:style-name="ce2">
            <text:p>28</text:p>
          </table:table-cell>
          <table:table-cell office:value-type="string" table:style-name="ce2">
            <text:p>:</text:p>
          </table:table-cell>
          <table:table-cell office:value-type="float" office:value="171" table:formula="of:=MAX(0;255-ROUNDDOWN(SQRT([.A35]*256);0))" table:style-name="ce2">
            <text:p>17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" table:formula="of:=[.A35]+1" table:style-name="ce2">
            <text:p>29</text:p>
          </table:table-cell>
          <table:table-cell office:value-type="string" table:style-name="ce2">
            <text:p>:</text:p>
          </table:table-cell>
          <table:table-cell office:value-type="float" office:value="169" table:formula="of:=MAX(0;255-ROUNDDOWN(SQRT([.A36]*256);0))" table:style-name="ce2">
            <text:p>16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" table:formula="of:=[.A36]+1" table:style-name="ce2">
            <text:p>30</text:p>
          </table:table-cell>
          <table:table-cell office:value-type="string" table:style-name="ce2">
            <text:p>:</text:p>
          </table:table-cell>
          <table:table-cell office:value-type="float" office:value="168" table:formula="of:=MAX(0;255-ROUNDDOWN(SQRT([.A37]*256);0))" table:style-name="ce2">
            <text:p>16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" table:formula="of:=[.A37]+1" table:style-name="ce2">
            <text:p>31</text:p>
          </table:table-cell>
          <table:table-cell office:value-type="string" table:style-name="ce2">
            <text:p>:</text:p>
          </table:table-cell>
          <table:table-cell office:value-type="float" office:value="166" table:formula="of:=MAX(0;255-ROUNDDOWN(SQRT([.A38]*256);0))" table:style-name="ce2">
            <text:p>16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" table:formula="of:=[.A38]+1" table:style-name="ce2">
            <text:p>32</text:p>
          </table:table-cell>
          <table:table-cell office:value-type="string" table:style-name="ce2">
            <text:p>:</text:p>
          </table:table-cell>
          <table:table-cell office:value-type="float" office:value="165" table:formula="of:=MAX(0;255-ROUNDDOWN(SQRT([.A39]*256);0))" table:style-name="ce2">
            <text:p>16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" table:formula="of:=[.A39]+1" table:style-name="ce2">
            <text:p>33</text:p>
          </table:table-cell>
          <table:table-cell office:value-type="string" table:style-name="ce2">
            <text:p>:</text:p>
          </table:table-cell>
          <table:table-cell office:value-type="float" office:value="164" table:formula="of:=MAX(0;255-ROUNDDOWN(SQRT([.A40]*256);0))" table:style-name="ce2">
            <text:p>16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" table:formula="of:=[.A40]+1" table:style-name="ce2">
            <text:p>34</text:p>
          </table:table-cell>
          <table:table-cell office:value-type="string" table:style-name="ce2">
            <text:p>:</text:p>
          </table:table-cell>
          <table:table-cell office:value-type="float" office:value="162" table:formula="of:=MAX(0;255-ROUNDDOWN(SQRT([.A41]*256);0))" table:style-name="ce2">
            <text:p>16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" table:formula="of:=[.A41]+1" table:style-name="ce2">
            <text:p>35</text:p>
          </table:table-cell>
          <table:table-cell office:value-type="string" table:style-name="ce2">
            <text:p>:</text:p>
          </table:table-cell>
          <table:table-cell office:value-type="float" office:value="161" table:formula="of:=MAX(0;255-ROUNDDOWN(SQRT([.A42]*256);0))" table:style-name="ce2">
            <text:p>16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" table:formula="of:=[.A42]+1" table:style-name="ce2">
            <text:p>36</text:p>
          </table:table-cell>
          <table:table-cell office:value-type="string" table:style-name="ce2">
            <text:p>:</text:p>
          </table:table-cell>
          <table:table-cell office:value-type="float" office:value="159" table:formula="of:=MAX(0;255-ROUNDDOWN(SQRT([.A43]*256);0))" table:style-name="ce2">
            <text:p>15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" table:formula="of:=[.A43]+1" table:style-name="ce2">
            <text:p>37</text:p>
          </table:table-cell>
          <table:table-cell office:value-type="string" table:style-name="ce2">
            <text:p>:</text:p>
          </table:table-cell>
          <table:table-cell office:value-type="float" office:value="158" table:formula="of:=MAX(0;255-ROUNDDOWN(SQRT([.A44]*256);0))" table:style-name="ce2">
            <text:p>15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" table:formula="of:=[.A44]+1" table:style-name="ce2">
            <text:p>38</text:p>
          </table:table-cell>
          <table:table-cell office:value-type="string" table:style-name="ce2">
            <text:p>:</text:p>
          </table:table-cell>
          <table:table-cell office:value-type="float" office:value="157" table:formula="of:=MAX(0;255-ROUNDDOWN(SQRT([.A45]*256);0))" table:style-name="ce2">
            <text:p>15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" table:formula="of:=[.A45]+1" table:style-name="ce2">
            <text:p>39</text:p>
          </table:table-cell>
          <table:table-cell office:value-type="string" table:style-name="ce2">
            <text:p>:</text:p>
          </table:table-cell>
          <table:table-cell office:value-type="float" office:value="156" table:formula="of:=MAX(0;255-ROUNDDOWN(SQRT([.A46]*256);0))" table:style-name="ce2">
            <text:p>15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" table:formula="of:=[.A46]+1" table:style-name="ce2">
            <text:p>40</text:p>
          </table:table-cell>
          <table:table-cell office:value-type="string" table:style-name="ce2">
            <text:p>:</text:p>
          </table:table-cell>
          <table:table-cell office:value-type="float" office:value="154" table:formula="of:=MAX(0;255-ROUNDDOWN(SQRT([.A47]*256);0))" table:style-name="ce2">
            <text:p>15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1" table:formula="of:=[.A47]+1" table:style-name="ce2">
            <text:p>41</text:p>
          </table:table-cell>
          <table:table-cell office:value-type="string" table:style-name="ce2">
            <text:p>:</text:p>
          </table:table-cell>
          <table:table-cell office:value-type="float" office:value="153" table:formula="of:=MAX(0;255-ROUNDDOWN(SQRT([.A48]*256);0))" table:style-name="ce2">
            <text:p>15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2" table:formula="of:=[.A48]+1" table:style-name="ce2">
            <text:p>42</text:p>
          </table:table-cell>
          <table:table-cell office:value-type="string" table:style-name="ce2">
            <text:p>:</text:p>
          </table:table-cell>
          <table:table-cell office:value-type="float" office:value="152" table:formula="of:=MAX(0;255-ROUNDDOWN(SQRT([.A49]*256);0))" table:style-name="ce2">
            <text:p>15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3" table:formula="of:=[.A49]+1" table:style-name="ce2">
            <text:p>43</text:p>
          </table:table-cell>
          <table:table-cell office:value-type="string" table:style-name="ce2">
            <text:p>:</text:p>
          </table:table-cell>
          <table:table-cell office:value-type="float" office:value="151" table:formula="of:=MAX(0;255-ROUNDDOWN(SQRT([.A50]*256);0))" table:style-name="ce2">
            <text:p>15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4" table:formula="of:=[.A50]+1" table:style-name="ce2">
            <text:p>44</text:p>
          </table:table-cell>
          <table:table-cell office:value-type="string" table:style-name="ce2">
            <text:p>:</text:p>
          </table:table-cell>
          <table:table-cell office:value-type="float" office:value="149" table:formula="of:=MAX(0;255-ROUNDDOWN(SQRT([.A51]*256);0))" table:style-name="ce2">
            <text:p>14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5" table:formula="of:=[.A51]+1" table:style-name="ce2">
            <text:p>45</text:p>
          </table:table-cell>
          <table:table-cell office:value-type="string" table:style-name="ce2">
            <text:p>:</text:p>
          </table:table-cell>
          <table:table-cell office:value-type="float" office:value="148" table:formula="of:=MAX(0;255-ROUNDDOWN(SQRT([.A52]*256);0))" table:style-name="ce2">
            <text:p>14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6" table:formula="of:=[.A52]+1" table:style-name="ce2">
            <text:p>46</text:p>
          </table:table-cell>
          <table:table-cell office:value-type="string" table:style-name="ce2">
            <text:p>:</text:p>
          </table:table-cell>
          <table:table-cell office:value-type="float" office:value="147" table:formula="of:=MAX(0;255-ROUNDDOWN(SQRT([.A53]*256);0))" table:style-name="ce2">
            <text:p>14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7" table:formula="of:=[.A53]+1" table:style-name="ce2">
            <text:p>47</text:p>
          </table:table-cell>
          <table:table-cell office:value-type="string" table:style-name="ce2">
            <text:p>:</text:p>
          </table:table-cell>
          <table:table-cell office:value-type="float" office:value="146" table:formula="of:=MAX(0;255-ROUNDDOWN(SQRT([.A54]*256);0))" table:style-name="ce2">
            <text:p>14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8" table:formula="of:=[.A54]+1" table:style-name="ce2">
            <text:p>48</text:p>
          </table:table-cell>
          <table:table-cell office:value-type="string" table:style-name="ce2">
            <text:p>:</text:p>
          </table:table-cell>
          <table:table-cell office:value-type="float" office:value="145" table:formula="of:=MAX(0;255-ROUNDDOWN(SQRT([.A55]*256);0))" table:style-name="ce2">
            <text:p>14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9" table:formula="of:=[.A55]+1" table:style-name="ce2">
            <text:p>49</text:p>
          </table:table-cell>
          <table:table-cell office:value-type="string" table:style-name="ce2">
            <text:p>:</text:p>
          </table:table-cell>
          <table:table-cell office:value-type="float" office:value="143" table:formula="of:=MAX(0;255-ROUNDDOWN(SQRT([.A56]*256);0))" table:style-name="ce2">
            <text:p>14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0" table:formula="of:=[.A56]+1" table:style-name="ce2">
            <text:p>50</text:p>
          </table:table-cell>
          <table:table-cell office:value-type="string" table:style-name="ce2">
            <text:p>:</text:p>
          </table:table-cell>
          <table:table-cell office:value-type="float" office:value="142" table:formula="of:=MAX(0;255-ROUNDDOWN(SQRT([.A57]*256);0))" table:style-name="ce2">
            <text:p>14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1" table:formula="of:=[.A57]+1" table:style-name="ce2">
            <text:p>51</text:p>
          </table:table-cell>
          <table:table-cell office:value-type="string" table:style-name="ce2">
            <text:p>:</text:p>
          </table:table-cell>
          <table:table-cell office:value-type="float" office:value="141" table:formula="of:=MAX(0;255-ROUNDDOWN(SQRT([.A58]*256);0))" table:style-name="ce2">
            <text:p>14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2" table:formula="of:=[.A58]+1" table:style-name="ce2">
            <text:p>52</text:p>
          </table:table-cell>
          <table:table-cell office:value-type="string" table:style-name="ce2">
            <text:p>:</text:p>
          </table:table-cell>
          <table:table-cell office:value-type="float" office:value="140" table:formula="of:=MAX(0;255-ROUNDDOWN(SQRT([.A59]*256);0))" table:style-name="ce2">
            <text:p>14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3" table:formula="of:=[.A59]+1" table:style-name="ce2">
            <text:p>53</text:p>
          </table:table-cell>
          <table:table-cell office:value-type="string" table:style-name="ce2">
            <text:p>:</text:p>
          </table:table-cell>
          <table:table-cell office:value-type="float" office:value="139" table:formula="of:=MAX(0;255-ROUNDDOWN(SQRT([.A60]*256);0))" table:style-name="ce2">
            <text:p>13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4" table:formula="of:=[.A60]+1" table:style-name="ce2">
            <text:p>54</text:p>
          </table:table-cell>
          <table:table-cell office:value-type="string" table:style-name="ce2">
            <text:p>:</text:p>
          </table:table-cell>
          <table:table-cell office:value-type="float" office:value="138" table:formula="of:=MAX(0;255-ROUNDDOWN(SQRT([.A61]*256);0))" table:style-name="ce2">
            <text:p>13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5" table:formula="of:=[.A61]+1" table:style-name="ce2">
            <text:p>55</text:p>
          </table:table-cell>
          <table:table-cell office:value-type="string" table:style-name="ce2">
            <text:p>:</text:p>
          </table:table-cell>
          <table:table-cell office:value-type="float" office:value="137" table:formula="of:=MAX(0;255-ROUNDDOWN(SQRT([.A62]*256);0))" table:style-name="ce2">
            <text:p>13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6" table:formula="of:=[.A62]+1" table:style-name="ce2">
            <text:p>56</text:p>
          </table:table-cell>
          <table:table-cell office:value-type="string" table:style-name="ce2">
            <text:p>:</text:p>
          </table:table-cell>
          <table:table-cell office:value-type="float" office:value="136" table:formula="of:=MAX(0;255-ROUNDDOWN(SQRT([.A63]*256);0))" table:style-name="ce2">
            <text:p>13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7" table:formula="of:=[.A63]+1" table:style-name="ce2">
            <text:p>57</text:p>
          </table:table-cell>
          <table:table-cell office:value-type="string" table:style-name="ce2">
            <text:p>:</text:p>
          </table:table-cell>
          <table:table-cell office:value-type="float" office:value="135" table:formula="of:=MAX(0;255-ROUNDDOWN(SQRT([.A64]*256);0))" table:style-name="ce2">
            <text:p>13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8" table:formula="of:=[.A64]+1" table:style-name="ce2">
            <text:p>58</text:p>
          </table:table-cell>
          <table:table-cell office:value-type="string" table:style-name="ce2">
            <text:p>:</text:p>
          </table:table-cell>
          <table:table-cell office:value-type="float" office:value="134" table:formula="of:=MAX(0;255-ROUNDDOWN(SQRT([.A65]*256);0))" table:style-name="ce2">
            <text:p>13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9" table:formula="of:=[.A65]+1" table:style-name="ce2">
            <text:p>59</text:p>
          </table:table-cell>
          <table:table-cell office:value-type="string" table:style-name="ce2">
            <text:p>:</text:p>
          </table:table-cell>
          <table:table-cell office:value-type="float" office:value="133" table:formula="of:=MAX(0;255-ROUNDDOWN(SQRT([.A66]*256);0))" table:style-name="ce2">
            <text:p>13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0" table:formula="of:=[.A66]+1" table:style-name="ce2">
            <text:p>60</text:p>
          </table:table-cell>
          <table:table-cell office:value-type="string" table:style-name="ce2">
            <text:p>:</text:p>
          </table:table-cell>
          <table:table-cell office:value-type="float" office:value="132" table:formula="of:=MAX(0;255-ROUNDDOWN(SQRT([.A67]*256);0))" table:style-name="ce2">
            <text:p>13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1" table:formula="of:=[.A67]+1" table:style-name="ce2">
            <text:p>61</text:p>
          </table:table-cell>
          <table:table-cell office:value-type="string" table:style-name="ce2">
            <text:p>:</text:p>
          </table:table-cell>
          <table:table-cell office:value-type="float" office:value="131" table:formula="of:=MAX(0;255-ROUNDDOWN(SQRT([.A68]*256);0))" table:style-name="ce2">
            <text:p>13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2" table:formula="of:=[.A68]+1" table:style-name="ce2">
            <text:p>62</text:p>
          </table:table-cell>
          <table:table-cell office:value-type="string" table:style-name="ce2">
            <text:p>:</text:p>
          </table:table-cell>
          <table:table-cell office:value-type="float" office:value="130" table:formula="of:=MAX(0;255-ROUNDDOWN(SQRT([.A69]*256);0))" table:style-name="ce2">
            <text:p>13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3" table:formula="of:=[.A69]+1" table:style-name="ce2">
            <text:p>63</text:p>
          </table:table-cell>
          <table:table-cell office:value-type="string" table:style-name="ce2">
            <text:p>:</text:p>
          </table:table-cell>
          <table:table-cell office:value-type="float" office:value="129" table:formula="of:=MAX(0;255-ROUNDDOWN(SQRT([.A70]*256);0))" table:style-name="ce2">
            <text:p>12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4" table:formula="of:=[.A70]+1" table:style-name="ce2">
            <text:p>64</text:p>
          </table:table-cell>
          <table:table-cell office:value-type="string" table:style-name="ce2">
            <text:p>:</text:p>
          </table:table-cell>
          <table:table-cell office:value-type="float" office:value="127" table:formula="of:=MAX(0;255-ROUNDDOWN(SQRT([.A71]*256);0))" table:style-name="ce2">
            <text:p>12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5" table:formula="of:=[.A71]+1" table:style-name="ce2">
            <text:p>65</text:p>
          </table:table-cell>
          <table:table-cell office:value-type="string" table:style-name="ce2">
            <text:p>:</text:p>
          </table:table-cell>
          <table:table-cell office:value-type="float" office:value="127" table:formula="of:=MAX(0;255-ROUNDDOWN(SQRT([.A72]*256);0))" table:style-name="ce2">
            <text:p>12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6" table:formula="of:=[.A72]+1" table:style-name="ce2">
            <text:p>66</text:p>
          </table:table-cell>
          <table:table-cell office:value-type="string" table:style-name="ce2">
            <text:p>:</text:p>
          </table:table-cell>
          <table:table-cell office:value-type="float" office:value="126" table:formula="of:=MAX(0;255-ROUNDDOWN(SQRT([.A73]*256);0))" table:style-name="ce2">
            <text:p>12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7" table:formula="of:=[.A73]+1" table:style-name="ce2">
            <text:p>67</text:p>
          </table:table-cell>
          <table:table-cell office:value-type="string" table:style-name="ce2">
            <text:p>:</text:p>
          </table:table-cell>
          <table:table-cell office:value-type="float" office:value="125" table:formula="of:=MAX(0;255-ROUNDDOWN(SQRT([.A74]*256);0))" table:style-name="ce2">
            <text:p>12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8" table:formula="of:=[.A74]+1" table:style-name="ce2">
            <text:p>68</text:p>
          </table:table-cell>
          <table:table-cell office:value-type="string" table:style-name="ce2">
            <text:p>:</text:p>
          </table:table-cell>
          <table:table-cell office:value-type="float" office:value="124" table:formula="of:=MAX(0;255-ROUNDDOWN(SQRT([.A75]*256);0))" table:style-name="ce2">
            <text:p>12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9" table:formula="of:=[.A75]+1" table:style-name="ce2">
            <text:p>69</text:p>
          </table:table-cell>
          <table:table-cell office:value-type="string" table:style-name="ce2">
            <text:p>:</text:p>
          </table:table-cell>
          <table:table-cell office:value-type="float" office:value="123" table:formula="of:=MAX(0;255-ROUNDDOWN(SQRT([.A76]*256);0))" table:style-name="ce2">
            <text:p>12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0" table:formula="of:=[.A76]+1" table:style-name="ce2">
            <text:p>70</text:p>
          </table:table-cell>
          <table:table-cell office:value-type="string" table:style-name="ce2">
            <text:p>:</text:p>
          </table:table-cell>
          <table:table-cell office:value-type="float" office:value="122" table:formula="of:=MAX(0;255-ROUNDDOWN(SQRT([.A77]*256);0))" table:style-name="ce2">
            <text:p>12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1" table:formula="of:=[.A77]+1" table:style-name="ce2">
            <text:p>71</text:p>
          </table:table-cell>
          <table:table-cell office:value-type="string" table:style-name="ce2">
            <text:p>:</text:p>
          </table:table-cell>
          <table:table-cell office:value-type="float" office:value="121" table:formula="of:=MAX(0;255-ROUNDDOWN(SQRT([.A78]*256);0))" table:style-name="ce2">
            <text:p>12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2" table:formula="of:=[.A78]+1" table:style-name="ce2">
            <text:p>72</text:p>
          </table:table-cell>
          <table:table-cell office:value-type="string" table:style-name="ce2">
            <text:p>:</text:p>
          </table:table-cell>
          <table:table-cell office:value-type="float" office:value="120" table:formula="of:=MAX(0;255-ROUNDDOWN(SQRT([.A79]*256);0))" table:style-name="ce2">
            <text:p>12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3" table:formula="of:=[.A79]+1" table:style-name="ce2">
            <text:p>73</text:p>
          </table:table-cell>
          <table:table-cell office:value-type="string" table:style-name="ce2">
            <text:p>:</text:p>
          </table:table-cell>
          <table:table-cell office:value-type="float" office:value="119" table:formula="of:=MAX(0;255-ROUNDDOWN(SQRT([.A80]*256);0))" table:style-name="ce2">
            <text:p>11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4" table:formula="of:=[.A80]+1" table:style-name="ce2">
            <text:p>74</text:p>
          </table:table-cell>
          <table:table-cell office:value-type="string" table:style-name="ce2">
            <text:p>:</text:p>
          </table:table-cell>
          <table:table-cell office:value-type="float" office:value="118" table:formula="of:=MAX(0;255-ROUNDDOWN(SQRT([.A81]*256);0))" table:style-name="ce2">
            <text:p>11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5" table:formula="of:=[.A81]+1" table:style-name="ce2">
            <text:p>75</text:p>
          </table:table-cell>
          <table:table-cell office:value-type="string" table:style-name="ce2">
            <text:p>:</text:p>
          </table:table-cell>
          <table:table-cell office:value-type="float" office:value="117" table:formula="of:=MAX(0;255-ROUNDDOWN(SQRT([.A82]*256);0))" table:style-name="ce2">
            <text:p>11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6" table:formula="of:=[.A82]+1" table:style-name="ce2">
            <text:p>76</text:p>
          </table:table-cell>
          <table:table-cell office:value-type="string" table:style-name="ce2">
            <text:p>:</text:p>
          </table:table-cell>
          <table:table-cell office:value-type="float" office:value="116" table:formula="of:=MAX(0;255-ROUNDDOWN(SQRT([.A83]*256);0))" table:style-name="ce2">
            <text:p>11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7" table:formula="of:=[.A83]+1" table:style-name="ce2">
            <text:p>77</text:p>
          </table:table-cell>
          <table:table-cell office:value-type="string" table:style-name="ce2">
            <text:p>:</text:p>
          </table:table-cell>
          <table:table-cell office:value-type="float" office:value="115" table:formula="of:=MAX(0;255-ROUNDDOWN(SQRT([.A84]*256);0))" table:style-name="ce2">
            <text:p>11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8" table:formula="of:=[.A84]+1" table:style-name="ce2">
            <text:p>78</text:p>
          </table:table-cell>
          <table:table-cell office:value-type="string" table:style-name="ce2">
            <text:p>:</text:p>
          </table:table-cell>
          <table:table-cell office:value-type="float" office:value="114" table:formula="of:=MAX(0;255-ROUNDDOWN(SQRT([.A85]*256);0))" table:style-name="ce2">
            <text:p>11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9" table:formula="of:=[.A85]+1" table:style-name="ce2">
            <text:p>79</text:p>
          </table:table-cell>
          <table:table-cell office:value-type="string" table:style-name="ce2">
            <text:p>:</text:p>
          </table:table-cell>
          <table:table-cell office:value-type="float" office:value="113" table:formula="of:=MAX(0;255-ROUNDDOWN(SQRT([.A86]*256);0))" table:style-name="ce2">
            <text:p>11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0" table:formula="of:=[.A86]+1" table:style-name="ce2">
            <text:p>80</text:p>
          </table:table-cell>
          <table:table-cell office:value-type="string" table:style-name="ce2">
            <text:p>:</text:p>
          </table:table-cell>
          <table:table-cell office:value-type="float" office:value="112" table:formula="of:=MAX(0;255-ROUNDDOWN(SQRT([.A87]*256);0))" table:style-name="ce2">
            <text:p>11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1" table:formula="of:=[.A87]+1" table:style-name="ce2">
            <text:p>81</text:p>
          </table:table-cell>
          <table:table-cell office:value-type="string" table:style-name="ce2">
            <text:p>:</text:p>
          </table:table-cell>
          <table:table-cell office:value-type="float" office:value="111" table:formula="of:=MAX(0;255-ROUNDDOWN(SQRT([.A88]*256);0))" table:style-name="ce2">
            <text:p>11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2" table:formula="of:=[.A88]+1" table:style-name="ce2">
            <text:p>82</text:p>
          </table:table-cell>
          <table:table-cell office:value-type="string" table:style-name="ce2">
            <text:p>:</text:p>
          </table:table-cell>
          <table:table-cell office:value-type="float" office:value="111" table:formula="of:=MAX(0;255-ROUNDDOWN(SQRT([.A89]*256);0))" table:style-name="ce2">
            <text:p>11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3" table:formula="of:=[.A89]+1" table:style-name="ce2">
            <text:p>83</text:p>
          </table:table-cell>
          <table:table-cell office:value-type="string" table:style-name="ce2">
            <text:p>:</text:p>
          </table:table-cell>
          <table:table-cell office:value-type="float" office:value="110" table:formula="of:=MAX(0;255-ROUNDDOWN(SQRT([.A90]*256);0))" table:style-name="ce2">
            <text:p>11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4" table:formula="of:=[.A90]+1" table:style-name="ce2">
            <text:p>84</text:p>
          </table:table-cell>
          <table:table-cell office:value-type="string" table:style-name="ce2">
            <text:p>:</text:p>
          </table:table-cell>
          <table:table-cell office:value-type="float" office:value="109" table:formula="of:=MAX(0;255-ROUNDDOWN(SQRT([.A91]*256);0))" table:style-name="ce2">
            <text:p>10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5" table:formula="of:=[.A91]+1" table:style-name="ce2">
            <text:p>85</text:p>
          </table:table-cell>
          <table:table-cell office:value-type="string" table:style-name="ce2">
            <text:p>:</text:p>
          </table:table-cell>
          <table:table-cell office:value-type="float" office:value="108" table:formula="of:=MAX(0;255-ROUNDDOWN(SQRT([.A92]*256);0))" table:style-name="ce2">
            <text:p>10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6" table:formula="of:=[.A92]+1" table:style-name="ce2">
            <text:p>86</text:p>
          </table:table-cell>
          <table:table-cell office:value-type="string" table:style-name="ce2">
            <text:p>:</text:p>
          </table:table-cell>
          <table:table-cell office:value-type="float" office:value="107" table:formula="of:=MAX(0;255-ROUNDDOWN(SQRT([.A93]*256);0))" table:style-name="ce2">
            <text:p>10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7" table:formula="of:=[.A93]+1" table:style-name="ce2">
            <text:p>87</text:p>
          </table:table-cell>
          <table:table-cell office:value-type="string" table:style-name="ce2">
            <text:p>:</text:p>
          </table:table-cell>
          <table:table-cell office:value-type="float" office:value="106" table:formula="of:=MAX(0;255-ROUNDDOWN(SQRT([.A94]*256);0))" table:style-name="ce2">
            <text:p>10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8" table:formula="of:=[.A94]+1" table:style-name="ce2">
            <text:p>88</text:p>
          </table:table-cell>
          <table:table-cell office:value-type="string" table:style-name="ce2">
            <text:p>:</text:p>
          </table:table-cell>
          <table:table-cell office:value-type="float" office:value="105" table:formula="of:=MAX(0;255-ROUNDDOWN(SQRT([.A95]*256);0))" table:style-name="ce2">
            <text:p>10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9" table:formula="of:=[.A95]+1" table:style-name="ce2">
            <text:p>89</text:p>
          </table:table-cell>
          <table:table-cell office:value-type="string" table:style-name="ce2">
            <text:p>:</text:p>
          </table:table-cell>
          <table:table-cell office:value-type="float" office:value="105" table:formula="of:=MAX(0;255-ROUNDDOWN(SQRT([.A96]*256);0))" table:style-name="ce2">
            <text:p>10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0" table:formula="of:=[.A96]+1" table:style-name="ce2">
            <text:p>90</text:p>
          </table:table-cell>
          <table:table-cell office:value-type="string" table:style-name="ce2">
            <text:p>:</text:p>
          </table:table-cell>
          <table:table-cell office:value-type="float" office:value="104" table:formula="of:=MAX(0;255-ROUNDDOWN(SQRT([.A97]*256);0))" table:style-name="ce2">
            <text:p>10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1" table:formula="of:=[.A97]+1" table:style-name="ce2">
            <text:p>91</text:p>
          </table:table-cell>
          <table:table-cell office:value-type="string" table:style-name="ce2">
            <text:p>:</text:p>
          </table:table-cell>
          <table:table-cell office:value-type="float" office:value="103" table:formula="of:=MAX(0;255-ROUNDDOWN(SQRT([.A98]*256);0))" table:style-name="ce2">
            <text:p>10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2" table:formula="of:=[.A98]+1" table:style-name="ce2">
            <text:p>92</text:p>
          </table:table-cell>
          <table:table-cell office:value-type="string" table:style-name="ce2">
            <text:p>:</text:p>
          </table:table-cell>
          <table:table-cell office:value-type="float" office:value="102" table:formula="of:=MAX(0;255-ROUNDDOWN(SQRT([.A99]*256);0))" table:style-name="ce2">
            <text:p>10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3" table:formula="of:=[.A99]+1" table:style-name="ce2">
            <text:p>93</text:p>
          </table:table-cell>
          <table:table-cell office:value-type="string" table:style-name="ce2">
            <text:p>:</text:p>
          </table:table-cell>
          <table:table-cell office:value-type="float" office:value="101" table:formula="of:=MAX(0;255-ROUNDDOWN(SQRT([.A100]*256);0))" table:style-name="ce2">
            <text:p>10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4" table:formula="of:=[.A100]+1" table:style-name="ce2">
            <text:p>94</text:p>
          </table:table-cell>
          <table:table-cell office:value-type="string" table:style-name="ce2">
            <text:p>:</text:p>
          </table:table-cell>
          <table:table-cell office:value-type="float" office:value="100" table:formula="of:=MAX(0;255-ROUNDDOWN(SQRT([.A101]*256);0))" table:style-name="ce2">
            <text:p>10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5" table:formula="of:=[.A101]+1" table:style-name="ce2">
            <text:p>95</text:p>
          </table:table-cell>
          <table:table-cell office:value-type="string" table:style-name="ce2">
            <text:p>:</text:p>
          </table:table-cell>
          <table:table-cell office:value-type="float" office:value="100" table:formula="of:=MAX(0;255-ROUNDDOWN(SQRT([.A102]*256);0))" table:style-name="ce2">
            <text:p>10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6" table:formula="of:=[.A102]+1" table:style-name="ce2">
            <text:p>96</text:p>
          </table:table-cell>
          <table:table-cell office:value-type="string" table:style-name="ce2">
            <text:p>:</text:p>
          </table:table-cell>
          <table:table-cell office:value-type="float" office:value="99" table:formula="of:=MAX(0;255-ROUNDDOWN(SQRT([.A103]*256);0))" table:style-name="ce2">
            <text:p>9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7" table:formula="of:=[.A103]+1" table:style-name="ce2">
            <text:p>97</text:p>
          </table:table-cell>
          <table:table-cell office:value-type="string" table:style-name="ce2">
            <text:p>:</text:p>
          </table:table-cell>
          <table:table-cell office:value-type="float" office:value="98" table:formula="of:=MAX(0;255-ROUNDDOWN(SQRT([.A104]*256);0))" table:style-name="ce2">
            <text:p>9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8" table:formula="of:=[.A104]+1" table:style-name="ce2">
            <text:p>98</text:p>
          </table:table-cell>
          <table:table-cell office:value-type="string" table:style-name="ce2">
            <text:p>:</text:p>
          </table:table-cell>
          <table:table-cell office:value-type="float" office:value="97" table:formula="of:=MAX(0;255-ROUNDDOWN(SQRT([.A105]*256);0))" table:style-name="ce2">
            <text:p>9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9" table:formula="of:=[.A105]+1" table:style-name="ce2">
            <text:p>99</text:p>
          </table:table-cell>
          <table:table-cell office:value-type="string" table:style-name="ce2">
            <text:p>:</text:p>
          </table:table-cell>
          <table:table-cell office:value-type="float" office:value="96" table:formula="of:=MAX(0;255-ROUNDDOWN(SQRT([.A106]*256);0))" table:style-name="ce2">
            <text:p>9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0" table:formula="of:=[.A106]+1" table:style-name="ce2">
            <text:p>100</text:p>
          </table:table-cell>
          <table:table-cell office:value-type="string" table:style-name="ce2">
            <text:p>:</text:p>
          </table:table-cell>
          <table:table-cell office:value-type="float" office:value="95" table:formula="of:=MAX(0;255-ROUNDDOWN(SQRT([.A107]*256);0))" table:style-name="ce2">
            <text:p>9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1" table:formula="of:=[.A107]+1" table:style-name="ce2">
            <text:p>101</text:p>
          </table:table-cell>
          <table:table-cell office:value-type="string" table:style-name="ce2">
            <text:p>:</text:p>
          </table:table-cell>
          <table:table-cell office:value-type="float" office:value="95" table:formula="of:=MAX(0;255-ROUNDDOWN(SQRT([.A108]*256);0))" table:style-name="ce2">
            <text:p>9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2" table:formula="of:=[.A108]+1" table:style-name="ce2">
            <text:p>102</text:p>
          </table:table-cell>
          <table:table-cell office:value-type="string" table:style-name="ce2">
            <text:p>:</text:p>
          </table:table-cell>
          <table:table-cell office:value-type="float" office:value="94" table:formula="of:=MAX(0;255-ROUNDDOWN(SQRT([.A109]*256);0))" table:style-name="ce2">
            <text:p>9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3" table:formula="of:=[.A109]+1" table:style-name="ce2">
            <text:p>103</text:p>
          </table:table-cell>
          <table:table-cell office:value-type="string" table:style-name="ce2">
            <text:p>:</text:p>
          </table:table-cell>
          <table:table-cell office:value-type="float" office:value="93" table:formula="of:=MAX(0;255-ROUNDDOWN(SQRT([.A110]*256);0))" table:style-name="ce2">
            <text:p>9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4" table:formula="of:=[.A110]+1" table:style-name="ce2">
            <text:p>104</text:p>
          </table:table-cell>
          <table:table-cell office:value-type="string" table:style-name="ce2">
            <text:p>:</text:p>
          </table:table-cell>
          <table:table-cell office:value-type="float" office:value="92" table:formula="of:=MAX(0;255-ROUNDDOWN(SQRT([.A111]*256);0))" table:style-name="ce2">
            <text:p>9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5" table:formula="of:=[.A111]+1" table:style-name="ce2">
            <text:p>105</text:p>
          </table:table-cell>
          <table:table-cell office:value-type="string" table:style-name="ce2">
            <text:p>:</text:p>
          </table:table-cell>
          <table:table-cell office:value-type="float" office:value="92" table:formula="of:=MAX(0;255-ROUNDDOWN(SQRT([.A112]*256);0))" table:style-name="ce2">
            <text:p>9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6" table:formula="of:=[.A112]+1" table:style-name="ce2">
            <text:p>106</text:p>
          </table:table-cell>
          <table:table-cell office:value-type="string" table:style-name="ce2">
            <text:p>:</text:p>
          </table:table-cell>
          <table:table-cell office:value-type="float" office:value="91" table:formula="of:=MAX(0;255-ROUNDDOWN(SQRT([.A113]*256);0))" table:style-name="ce2">
            <text:p>9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7" table:formula="of:=[.A113]+1" table:style-name="ce2">
            <text:p>107</text:p>
          </table:table-cell>
          <table:table-cell office:value-type="string" table:style-name="ce2">
            <text:p>:</text:p>
          </table:table-cell>
          <table:table-cell office:value-type="float" office:value="90" table:formula="of:=MAX(0;255-ROUNDDOWN(SQRT([.A114]*256);0))" table:style-name="ce2">
            <text:p>9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8" table:formula="of:=[.A114]+1" table:style-name="ce2">
            <text:p>108</text:p>
          </table:table-cell>
          <table:table-cell office:value-type="string" table:style-name="ce2">
            <text:p>:</text:p>
          </table:table-cell>
          <table:table-cell office:value-type="float" office:value="89" table:formula="of:=MAX(0;255-ROUNDDOWN(SQRT([.A115]*256);0))" table:style-name="ce2">
            <text:p>8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9" table:formula="of:=[.A115]+1" table:style-name="ce2">
            <text:p>109</text:p>
          </table:table-cell>
          <table:table-cell office:value-type="string" table:style-name="ce2">
            <text:p>:</text:p>
          </table:table-cell>
          <table:table-cell office:value-type="float" office:value="88" table:formula="of:=MAX(0;255-ROUNDDOWN(SQRT([.A116]*256);0))" table:style-name="ce2">
            <text:p>8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0" table:formula="of:=[.A116]+1" table:style-name="ce2">
            <text:p>110</text:p>
          </table:table-cell>
          <table:table-cell office:value-type="string" table:style-name="ce2">
            <text:p>:</text:p>
          </table:table-cell>
          <table:table-cell office:value-type="float" office:value="88" table:formula="of:=MAX(0;255-ROUNDDOWN(SQRT([.A117]*256);0))" table:style-name="ce2">
            <text:p>8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1" table:formula="of:=[.A117]+1" table:style-name="ce2">
            <text:p>111</text:p>
          </table:table-cell>
          <table:table-cell office:value-type="string" table:style-name="ce2">
            <text:p>:</text:p>
          </table:table-cell>
          <table:table-cell office:value-type="float" office:value="87" table:formula="of:=MAX(0;255-ROUNDDOWN(SQRT([.A118]*256);0))" table:style-name="ce2">
            <text:p>8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2" table:formula="of:=[.A118]+1" table:style-name="ce2">
            <text:p>112</text:p>
          </table:table-cell>
          <table:table-cell office:value-type="string" table:style-name="ce2">
            <text:p>:</text:p>
          </table:table-cell>
          <table:table-cell office:value-type="float" office:value="86" table:formula="of:=MAX(0;255-ROUNDDOWN(SQRT([.A119]*256);0))" table:style-name="ce2">
            <text:p>8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3" table:formula="of:=[.A119]+1" table:style-name="ce2">
            <text:p>113</text:p>
          </table:table-cell>
          <table:table-cell office:value-type="string" table:style-name="ce2">
            <text:p>:</text:p>
          </table:table-cell>
          <table:table-cell office:value-type="float" office:value="85" table:formula="of:=MAX(0;255-ROUNDDOWN(SQRT([.A120]*256);0))" table:style-name="ce2">
            <text:p>8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4" table:formula="of:=[.A120]+1" table:style-name="ce2">
            <text:p>114</text:p>
          </table:table-cell>
          <table:table-cell office:value-type="string" table:style-name="ce2">
            <text:p>:</text:p>
          </table:table-cell>
          <table:table-cell office:value-type="float" office:value="85" table:formula="of:=MAX(0;255-ROUNDDOWN(SQRT([.A121]*256);0))" table:style-name="ce2">
            <text:p>8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5" table:formula="of:=[.A121]+1" table:style-name="ce2">
            <text:p>115</text:p>
          </table:table-cell>
          <table:table-cell office:value-type="string" table:style-name="ce2">
            <text:p>:</text:p>
          </table:table-cell>
          <table:table-cell office:value-type="float" office:value="84" table:formula="of:=MAX(0;255-ROUNDDOWN(SQRT([.A122]*256);0))" table:style-name="ce2">
            <text:p>8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6" table:formula="of:=[.A122]+1" table:style-name="ce2">
            <text:p>116</text:p>
          </table:table-cell>
          <table:table-cell office:value-type="string" table:style-name="ce2">
            <text:p>:</text:p>
          </table:table-cell>
          <table:table-cell office:value-type="float" office:value="83" table:formula="of:=MAX(0;255-ROUNDDOWN(SQRT([.A123]*256);0))" table:style-name="ce2">
            <text:p>8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7" table:formula="of:=[.A123]+1" table:style-name="ce2">
            <text:p>117</text:p>
          </table:table-cell>
          <table:table-cell office:value-type="string" table:style-name="ce2">
            <text:p>:</text:p>
          </table:table-cell>
          <table:table-cell office:value-type="float" office:value="82" table:formula="of:=MAX(0;255-ROUNDDOWN(SQRT([.A124]*256);0))" table:style-name="ce2">
            <text:p>8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8" table:formula="of:=[.A124]+1" table:style-name="ce2">
            <text:p>118</text:p>
          </table:table-cell>
          <table:table-cell office:value-type="string" table:style-name="ce2">
            <text:p>:</text:p>
          </table:table-cell>
          <table:table-cell office:value-type="float" office:value="82" table:formula="of:=MAX(0;255-ROUNDDOWN(SQRT([.A125]*256);0))" table:style-name="ce2">
            <text:p>8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19" table:formula="of:=[.A125]+1" table:style-name="ce2">
            <text:p>119</text:p>
          </table:table-cell>
          <table:table-cell office:value-type="string" table:style-name="ce2">
            <text:p>:</text:p>
          </table:table-cell>
          <table:table-cell office:value-type="float" office:value="81" table:formula="of:=MAX(0;255-ROUNDDOWN(SQRT([.A126]*256);0))" table:style-name="ce2">
            <text:p>8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0" table:formula="of:=[.A126]+1" table:style-name="ce2">
            <text:p>120</text:p>
          </table:table-cell>
          <table:table-cell office:value-type="string" table:style-name="ce2">
            <text:p>:</text:p>
          </table:table-cell>
          <table:table-cell office:value-type="float" office:value="80" table:formula="of:=MAX(0;255-ROUNDDOWN(SQRT([.A127]*256);0))" table:style-name="ce2">
            <text:p>8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1" table:formula="of:=[.A127]+1" table:style-name="ce2">
            <text:p>121</text:p>
          </table:table-cell>
          <table:table-cell office:value-type="string" table:style-name="ce2">
            <text:p>:</text:p>
          </table:table-cell>
          <table:table-cell office:value-type="float" office:value="79" table:formula="of:=MAX(0;255-ROUNDDOWN(SQRT([.A128]*256);0))" table:style-name="ce2">
            <text:p>7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2" table:formula="of:=[.A128]+1" table:style-name="ce2">
            <text:p>122</text:p>
          </table:table-cell>
          <table:table-cell office:value-type="string" table:style-name="ce2">
            <text:p>:</text:p>
          </table:table-cell>
          <table:table-cell office:value-type="float" office:value="79" table:formula="of:=MAX(0;255-ROUNDDOWN(SQRT([.A129]*256);0))" table:style-name="ce2">
            <text:p>7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3" table:formula="of:=[.A129]+1" table:style-name="ce2">
            <text:p>123</text:p>
          </table:table-cell>
          <table:table-cell office:value-type="string" table:style-name="ce2">
            <text:p>:</text:p>
          </table:table-cell>
          <table:table-cell office:value-type="float" office:value="78" table:formula="of:=MAX(0;255-ROUNDDOWN(SQRT([.A130]*256);0))" table:style-name="ce2">
            <text:p>7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4" table:formula="of:=[.A130]+1" table:style-name="ce2">
            <text:p>124</text:p>
          </table:table-cell>
          <table:table-cell office:value-type="string" table:style-name="ce2">
            <text:p>:</text:p>
          </table:table-cell>
          <table:table-cell office:value-type="float" office:value="77" table:formula="of:=MAX(0;255-ROUNDDOWN(SQRT([.A131]*256);0))" table:style-name="ce2">
            <text:p>7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5" table:formula="of:=[.A131]+1" table:style-name="ce2">
            <text:p>125</text:p>
          </table:table-cell>
          <table:table-cell office:value-type="string" table:style-name="ce2">
            <text:p>:</text:p>
          </table:table-cell>
          <table:table-cell office:value-type="float" office:value="77" table:formula="of:=MAX(0;255-ROUNDDOWN(SQRT([.A132]*256);0))" table:style-name="ce2">
            <text:p>7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6" table:formula="of:=[.A132]+1" table:style-name="ce2">
            <text:p>126</text:p>
          </table:table-cell>
          <table:table-cell office:value-type="string" table:style-name="ce2">
            <text:p>:</text:p>
          </table:table-cell>
          <table:table-cell office:value-type="float" office:value="76" table:formula="of:=MAX(0;255-ROUNDDOWN(SQRT([.A133]*256);0))" table:style-name="ce2">
            <text:p>7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7" table:formula="of:=[.A133]+1" table:style-name="ce2">
            <text:p>127</text:p>
          </table:table-cell>
          <table:table-cell office:value-type="string" table:style-name="ce2">
            <text:p>:</text:p>
          </table:table-cell>
          <table:table-cell office:value-type="float" office:value="75" table:formula="of:=MAX(0;255-ROUNDDOWN(SQRT([.A134]*256);0))" table:style-name="ce2">
            <text:p>7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8" table:formula="of:=[.A134]+1" table:style-name="ce2">
            <text:p>128</text:p>
          </table:table-cell>
          <table:table-cell office:value-type="string" table:style-name="ce2">
            <text:p>:</text:p>
          </table:table-cell>
          <table:table-cell office:value-type="float" office:value="74" table:formula="of:=MAX(0;255-ROUNDDOWN(SQRT([.A135]*256);0))" table:style-name="ce2">
            <text:p>7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29" table:formula="of:=[.A135]+1" table:style-name="ce2">
            <text:p>129</text:p>
          </table:table-cell>
          <table:table-cell office:value-type="string" table:style-name="ce2">
            <text:p>:</text:p>
          </table:table-cell>
          <table:table-cell office:value-type="float" office:value="74" table:formula="of:=MAX(0;255-ROUNDDOWN(SQRT([.A136]*256);0))" table:style-name="ce2">
            <text:p>7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0" table:formula="of:=[.A136]+1" table:style-name="ce2">
            <text:p>130</text:p>
          </table:table-cell>
          <table:table-cell office:value-type="string" table:style-name="ce2">
            <text:p>:</text:p>
          </table:table-cell>
          <table:table-cell office:value-type="float" office:value="73" table:formula="of:=MAX(0;255-ROUNDDOWN(SQRT([.A137]*256);0))" table:style-name="ce2">
            <text:p>7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1" table:formula="of:=[.A137]+1" table:style-name="ce2">
            <text:p>131</text:p>
          </table:table-cell>
          <table:table-cell office:value-type="string" table:style-name="ce2">
            <text:p>:</text:p>
          </table:table-cell>
          <table:table-cell office:value-type="float" office:value="72" table:formula="of:=MAX(0;255-ROUNDDOWN(SQRT([.A138]*256);0))" table:style-name="ce2">
            <text:p>7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2" table:formula="of:=[.A138]+1" table:style-name="ce2">
            <text:p>132</text:p>
          </table:table-cell>
          <table:table-cell office:value-type="string" table:style-name="ce2">
            <text:p>:</text:p>
          </table:table-cell>
          <table:table-cell office:value-type="float" office:value="72" table:formula="of:=MAX(0;255-ROUNDDOWN(SQRT([.A139]*256);0))" table:style-name="ce2">
            <text:p>7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3" table:formula="of:=[.A139]+1" table:style-name="ce2">
            <text:p>133</text:p>
          </table:table-cell>
          <table:table-cell office:value-type="string" table:style-name="ce2">
            <text:p>:</text:p>
          </table:table-cell>
          <table:table-cell office:value-type="float" office:value="71" table:formula="of:=MAX(0;255-ROUNDDOWN(SQRT([.A140]*256);0))" table:style-name="ce2">
            <text:p>7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4" table:formula="of:=[.A140]+1" table:style-name="ce2">
            <text:p>134</text:p>
          </table:table-cell>
          <table:table-cell office:value-type="string" table:style-name="ce2">
            <text:p>:</text:p>
          </table:table-cell>
          <table:table-cell office:value-type="float" office:value="70" table:formula="of:=MAX(0;255-ROUNDDOWN(SQRT([.A141]*256);0))" table:style-name="ce2">
            <text:p>7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5" table:formula="of:=[.A141]+1" table:style-name="ce2">
            <text:p>135</text:p>
          </table:table-cell>
          <table:table-cell office:value-type="string" table:style-name="ce2">
            <text:p>:</text:p>
          </table:table-cell>
          <table:table-cell office:value-type="float" office:value="70" table:formula="of:=MAX(0;255-ROUNDDOWN(SQRT([.A142]*256);0))" table:style-name="ce2">
            <text:p>7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6" table:formula="of:=[.A142]+1" table:style-name="ce2">
            <text:p>136</text:p>
          </table:table-cell>
          <table:table-cell office:value-type="string" table:style-name="ce2">
            <text:p>:</text:p>
          </table:table-cell>
          <table:table-cell office:value-type="float" office:value="69" table:formula="of:=MAX(0;255-ROUNDDOWN(SQRT([.A143]*256);0))" table:style-name="ce2">
            <text:p>6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7" table:formula="of:=[.A143]+1" table:style-name="ce2">
            <text:p>137</text:p>
          </table:table-cell>
          <table:table-cell office:value-type="string" table:style-name="ce2">
            <text:p>:</text:p>
          </table:table-cell>
          <table:table-cell office:value-type="float" office:value="68" table:formula="of:=MAX(0;255-ROUNDDOWN(SQRT([.A144]*256);0))" table:style-name="ce2">
            <text:p>6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8" table:formula="of:=[.A144]+1" table:style-name="ce2">
            <text:p>138</text:p>
          </table:table-cell>
          <table:table-cell office:value-type="string" table:style-name="ce2">
            <text:p>:</text:p>
          </table:table-cell>
          <table:table-cell office:value-type="float" office:value="68" table:formula="of:=MAX(0;255-ROUNDDOWN(SQRT([.A145]*256);0))" table:style-name="ce2">
            <text:p>6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39" table:formula="of:=[.A145]+1" table:style-name="ce2">
            <text:p>139</text:p>
          </table:table-cell>
          <table:table-cell office:value-type="string" table:style-name="ce2">
            <text:p>:</text:p>
          </table:table-cell>
          <table:table-cell office:value-type="float" office:value="67" table:formula="of:=MAX(0;255-ROUNDDOWN(SQRT([.A146]*256);0))" table:style-name="ce2">
            <text:p>6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0" table:formula="of:=[.A146]+1" table:style-name="ce2">
            <text:p>140</text:p>
          </table:table-cell>
          <table:table-cell office:value-type="string" table:style-name="ce2">
            <text:p>:</text:p>
          </table:table-cell>
          <table:table-cell office:value-type="float" office:value="66" table:formula="of:=MAX(0;255-ROUNDDOWN(SQRT([.A147]*256);0))" table:style-name="ce2">
            <text:p>6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1" table:formula="of:=[.A147]+1" table:style-name="ce2">
            <text:p>141</text:p>
          </table:table-cell>
          <table:table-cell office:value-type="string" table:style-name="ce2">
            <text:p>:</text:p>
          </table:table-cell>
          <table:table-cell office:value-type="float" office:value="66" table:formula="of:=MAX(0;255-ROUNDDOWN(SQRT([.A148]*256);0))" table:style-name="ce2">
            <text:p>6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2" table:formula="of:=[.A148]+1" table:style-name="ce2">
            <text:p>142</text:p>
          </table:table-cell>
          <table:table-cell office:value-type="string" table:style-name="ce2">
            <text:p>:</text:p>
          </table:table-cell>
          <table:table-cell office:value-type="float" office:value="65" table:formula="of:=MAX(0;255-ROUNDDOWN(SQRT([.A149]*256);0))" table:style-name="ce2">
            <text:p>6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3" table:formula="of:=[.A149]+1" table:style-name="ce2">
            <text:p>143</text:p>
          </table:table-cell>
          <table:table-cell office:value-type="string" table:style-name="ce2">
            <text:p>:</text:p>
          </table:table-cell>
          <table:table-cell office:value-type="float" office:value="64" table:formula="of:=MAX(0;255-ROUNDDOWN(SQRT([.A150]*256);0))" table:style-name="ce2">
            <text:p>6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4" table:formula="of:=[.A150]+1" table:style-name="ce2">
            <text:p>144</text:p>
          </table:table-cell>
          <table:table-cell office:value-type="string" table:style-name="ce2">
            <text:p>:</text:p>
          </table:table-cell>
          <table:table-cell office:value-type="float" office:value="63" table:formula="of:=MAX(0;255-ROUNDDOWN(SQRT([.A151]*256);0))" table:style-name="ce2">
            <text:p>6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5" table:formula="of:=[.A151]+1" table:style-name="ce2">
            <text:p>145</text:p>
          </table:table-cell>
          <table:table-cell office:value-type="string" table:style-name="ce2">
            <text:p>:</text:p>
          </table:table-cell>
          <table:table-cell office:value-type="float" office:value="63" table:formula="of:=MAX(0;255-ROUNDDOWN(SQRT([.A152]*256);0))" table:style-name="ce2">
            <text:p>6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6" table:formula="of:=[.A152]+1" table:style-name="ce2">
            <text:p>146</text:p>
          </table:table-cell>
          <table:table-cell office:value-type="string" table:style-name="ce2">
            <text:p>:</text:p>
          </table:table-cell>
          <table:table-cell office:value-type="float" office:value="62" table:formula="of:=MAX(0;255-ROUNDDOWN(SQRT([.A153]*256);0))" table:style-name="ce2">
            <text:p>6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7" table:formula="of:=[.A153]+1" table:style-name="ce2">
            <text:p>147</text:p>
          </table:table-cell>
          <table:table-cell office:value-type="string" table:style-name="ce2">
            <text:p>:</text:p>
          </table:table-cell>
          <table:table-cell office:value-type="float" office:value="62" table:formula="of:=MAX(0;255-ROUNDDOWN(SQRT([.A154]*256);0))" table:style-name="ce2">
            <text:p>6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8" table:formula="of:=[.A154]+1" table:style-name="ce2">
            <text:p>148</text:p>
          </table:table-cell>
          <table:table-cell office:value-type="string" table:style-name="ce2">
            <text:p>:</text:p>
          </table:table-cell>
          <table:table-cell office:value-type="float" office:value="61" table:formula="of:=MAX(0;255-ROUNDDOWN(SQRT([.A155]*256);0))" table:style-name="ce2">
            <text:p>6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49" table:formula="of:=[.A155]+1" table:style-name="ce2">
            <text:p>149</text:p>
          </table:table-cell>
          <table:table-cell office:value-type="string" table:style-name="ce2">
            <text:p>:</text:p>
          </table:table-cell>
          <table:table-cell office:value-type="float" office:value="60" table:formula="of:=MAX(0;255-ROUNDDOWN(SQRT([.A156]*256);0))" table:style-name="ce2">
            <text:p>6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0" table:formula="of:=[.A156]+1" table:style-name="ce2">
            <text:p>150</text:p>
          </table:table-cell>
          <table:table-cell office:value-type="string" table:style-name="ce2">
            <text:p>:</text:p>
          </table:table-cell>
          <table:table-cell office:value-type="float" office:value="60" table:formula="of:=MAX(0;255-ROUNDDOWN(SQRT([.A157]*256);0))" table:style-name="ce2">
            <text:p>6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1" table:formula="of:=[.A157]+1" table:style-name="ce2">
            <text:p>151</text:p>
          </table:table-cell>
          <table:table-cell office:value-type="string" table:style-name="ce2">
            <text:p>:</text:p>
          </table:table-cell>
          <table:table-cell office:value-type="float" office:value="59" table:formula="of:=MAX(0;255-ROUNDDOWN(SQRT([.A158]*256);0))" table:style-name="ce2">
            <text:p>5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2" table:formula="of:=[.A158]+1" table:style-name="ce2">
            <text:p>152</text:p>
          </table:table-cell>
          <table:table-cell office:value-type="string" table:style-name="ce2">
            <text:p>:</text:p>
          </table:table-cell>
          <table:table-cell office:value-type="float" office:value="58" table:formula="of:=MAX(0;255-ROUNDDOWN(SQRT([.A159]*256);0))" table:style-name="ce2">
            <text:p>5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3" table:formula="of:=[.A159]+1" table:style-name="ce2">
            <text:p>153</text:p>
          </table:table-cell>
          <table:table-cell office:value-type="string" table:style-name="ce2">
            <text:p>:</text:p>
          </table:table-cell>
          <table:table-cell office:value-type="float" office:value="58" table:formula="of:=MAX(0;255-ROUNDDOWN(SQRT([.A160]*256);0))" table:style-name="ce2">
            <text:p>5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4" table:formula="of:=[.A160]+1" table:style-name="ce2">
            <text:p>154</text:p>
          </table:table-cell>
          <table:table-cell office:value-type="string" table:style-name="ce2">
            <text:p>:</text:p>
          </table:table-cell>
          <table:table-cell office:value-type="float" office:value="57" table:formula="of:=MAX(0;255-ROUNDDOWN(SQRT([.A161]*256);0))" table:style-name="ce2">
            <text:p>5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5" table:formula="of:=[.A161]+1" table:style-name="ce2">
            <text:p>155</text:p>
          </table:table-cell>
          <table:table-cell office:value-type="string" table:style-name="ce2">
            <text:p>:</text:p>
          </table:table-cell>
          <table:table-cell office:value-type="float" office:value="56" table:formula="of:=MAX(0;255-ROUNDDOWN(SQRT([.A162]*256);0))" table:style-name="ce2">
            <text:p>5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6" table:formula="of:=[.A162]+1" table:style-name="ce2">
            <text:p>156</text:p>
          </table:table-cell>
          <table:table-cell office:value-type="string" table:style-name="ce2">
            <text:p>:</text:p>
          </table:table-cell>
          <table:table-cell office:value-type="float" office:value="56" table:formula="of:=MAX(0;255-ROUNDDOWN(SQRT([.A163]*256);0))" table:style-name="ce2">
            <text:p>5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7" table:formula="of:=[.A163]+1" table:style-name="ce2">
            <text:p>157</text:p>
          </table:table-cell>
          <table:table-cell office:value-type="string" table:style-name="ce2">
            <text:p>:</text:p>
          </table:table-cell>
          <table:table-cell office:value-type="float" office:value="55" table:formula="of:=MAX(0;255-ROUNDDOWN(SQRT([.A164]*256);0))" table:style-name="ce2">
            <text:p>5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8" table:formula="of:=[.A164]+1" table:style-name="ce2">
            <text:p>158</text:p>
          </table:table-cell>
          <table:table-cell office:value-type="string" table:style-name="ce2">
            <text:p>:</text:p>
          </table:table-cell>
          <table:table-cell office:value-type="float" office:value="54" table:formula="of:=MAX(0;255-ROUNDDOWN(SQRT([.A165]*256);0))" table:style-name="ce2">
            <text:p>5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59" table:formula="of:=[.A165]+1" table:style-name="ce2">
            <text:p>159</text:p>
          </table:table-cell>
          <table:table-cell office:value-type="string" table:style-name="ce2">
            <text:p>:</text:p>
          </table:table-cell>
          <table:table-cell office:value-type="float" office:value="54" table:formula="of:=MAX(0;255-ROUNDDOWN(SQRT([.A166]*256);0))" table:style-name="ce2">
            <text:p>5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0" table:formula="of:=[.A166]+1" table:style-name="ce2">
            <text:p>160</text:p>
          </table:table-cell>
          <table:table-cell office:value-type="string" table:style-name="ce2">
            <text:p>:</text:p>
          </table:table-cell>
          <table:table-cell office:value-type="float" office:value="53" table:formula="of:=MAX(0;255-ROUNDDOWN(SQRT([.A167]*256);0))" table:style-name="ce2">
            <text:p>5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1" table:formula="of:=[.A167]+1" table:style-name="ce2">
            <text:p>161</text:p>
          </table:table-cell>
          <table:table-cell office:value-type="string" table:style-name="ce2">
            <text:p>:</text:p>
          </table:table-cell>
          <table:table-cell office:value-type="float" office:value="52" table:formula="of:=MAX(0;255-ROUNDDOWN(SQRT([.A168]*256);0))" table:style-name="ce2">
            <text:p>5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2" table:formula="of:=[.A168]+1" table:style-name="ce2">
            <text:p>162</text:p>
          </table:table-cell>
          <table:table-cell office:value-type="string" table:style-name="ce2">
            <text:p>:</text:p>
          </table:table-cell>
          <table:table-cell office:value-type="float" office:value="52" table:formula="of:=MAX(0;255-ROUNDDOWN(SQRT([.A169]*256);0))" table:style-name="ce2">
            <text:p>5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3" table:formula="of:=[.A169]+1" table:style-name="ce2">
            <text:p>163</text:p>
          </table:table-cell>
          <table:table-cell office:value-type="string" table:style-name="ce2">
            <text:p>:</text:p>
          </table:table-cell>
          <table:table-cell office:value-type="float" office:value="51" table:formula="of:=MAX(0;255-ROUNDDOWN(SQRT([.A170]*256);0))" table:style-name="ce2">
            <text:p>5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4" table:formula="of:=[.A170]+1" table:style-name="ce2">
            <text:p>164</text:p>
          </table:table-cell>
          <table:table-cell office:value-type="string" table:style-name="ce2">
            <text:p>:</text:p>
          </table:table-cell>
          <table:table-cell office:value-type="float" office:value="51" table:formula="of:=MAX(0;255-ROUNDDOWN(SQRT([.A171]*256);0))" table:style-name="ce2">
            <text:p>5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5" table:formula="of:=[.A171]+1" table:style-name="ce2">
            <text:p>165</text:p>
          </table:table-cell>
          <table:table-cell office:value-type="string" table:style-name="ce2">
            <text:p>:</text:p>
          </table:table-cell>
          <table:table-cell office:value-type="float" office:value="50" table:formula="of:=MAX(0;255-ROUNDDOWN(SQRT([.A172]*256);0))" table:style-name="ce2">
            <text:p>5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6" table:formula="of:=[.A172]+1" table:style-name="ce2">
            <text:p>166</text:p>
          </table:table-cell>
          <table:table-cell office:value-type="string" table:style-name="ce2">
            <text:p>:</text:p>
          </table:table-cell>
          <table:table-cell office:value-type="float" office:value="49" table:formula="of:=MAX(0;255-ROUNDDOWN(SQRT([.A173]*256);0))" table:style-name="ce2">
            <text:p>4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7" table:formula="of:=[.A173]+1" table:style-name="ce2">
            <text:p>167</text:p>
          </table:table-cell>
          <table:table-cell office:value-type="string" table:style-name="ce2">
            <text:p>:</text:p>
          </table:table-cell>
          <table:table-cell office:value-type="float" office:value="49" table:formula="of:=MAX(0;255-ROUNDDOWN(SQRT([.A174]*256);0))" table:style-name="ce2">
            <text:p>4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8" table:formula="of:=[.A174]+1" table:style-name="ce2">
            <text:p>168</text:p>
          </table:table-cell>
          <table:table-cell office:value-type="string" table:style-name="ce2">
            <text:p>:</text:p>
          </table:table-cell>
          <table:table-cell office:value-type="float" office:value="48" table:formula="of:=MAX(0;255-ROUNDDOWN(SQRT([.A175]*256);0))" table:style-name="ce2">
            <text:p>4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69" table:formula="of:=[.A175]+1" table:style-name="ce2">
            <text:p>169</text:p>
          </table:table-cell>
          <table:table-cell office:value-type="string" table:style-name="ce2">
            <text:p>:</text:p>
          </table:table-cell>
          <table:table-cell office:value-type="float" office:value="47" table:formula="of:=MAX(0;255-ROUNDDOWN(SQRT([.A176]*256);0))" table:style-name="ce2">
            <text:p>4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0" table:formula="of:=[.A176]+1" table:style-name="ce2">
            <text:p>170</text:p>
          </table:table-cell>
          <table:table-cell office:value-type="string" table:style-name="ce2">
            <text:p>:</text:p>
          </table:table-cell>
          <table:table-cell office:value-type="float" office:value="47" table:formula="of:=MAX(0;255-ROUNDDOWN(SQRT([.A177]*256);0))" table:style-name="ce2">
            <text:p>4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1" table:formula="of:=[.A177]+1" table:style-name="ce2">
            <text:p>171</text:p>
          </table:table-cell>
          <table:table-cell office:value-type="string" table:style-name="ce2">
            <text:p>:</text:p>
          </table:table-cell>
          <table:table-cell office:value-type="float" office:value="46" table:formula="of:=MAX(0;255-ROUNDDOWN(SQRT([.A178]*256);0))" table:style-name="ce2">
            <text:p>4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2" table:formula="of:=[.A178]+1" table:style-name="ce2">
            <text:p>172</text:p>
          </table:table-cell>
          <table:table-cell office:value-type="string" table:style-name="ce2">
            <text:p>:</text:p>
          </table:table-cell>
          <table:table-cell office:value-type="float" office:value="46" table:formula="of:=MAX(0;255-ROUNDDOWN(SQRT([.A179]*256);0))" table:style-name="ce2">
            <text:p>4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3" table:formula="of:=[.A179]+1" table:style-name="ce2">
            <text:p>173</text:p>
          </table:table-cell>
          <table:table-cell office:value-type="string" table:style-name="ce2">
            <text:p>:</text:p>
          </table:table-cell>
          <table:table-cell office:value-type="float" office:value="45" table:formula="of:=MAX(0;255-ROUNDDOWN(SQRT([.A180]*256);0))" table:style-name="ce2">
            <text:p>4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4" table:formula="of:=[.A180]+1" table:style-name="ce2">
            <text:p>174</text:p>
          </table:table-cell>
          <table:table-cell office:value-type="string" table:style-name="ce2">
            <text:p>:</text:p>
          </table:table-cell>
          <table:table-cell office:value-type="float" office:value="44" table:formula="of:=MAX(0;255-ROUNDDOWN(SQRT([.A181]*256);0))" table:style-name="ce2">
            <text:p>4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5" table:formula="of:=[.A181]+1" table:style-name="ce2">
            <text:p>175</text:p>
          </table:table-cell>
          <table:table-cell office:value-type="string" table:style-name="ce2">
            <text:p>:</text:p>
          </table:table-cell>
          <table:table-cell office:value-type="float" office:value="44" table:formula="of:=MAX(0;255-ROUNDDOWN(SQRT([.A182]*256);0))" table:style-name="ce2">
            <text:p>4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6" table:formula="of:=[.A182]+1" table:style-name="ce2">
            <text:p>176</text:p>
          </table:table-cell>
          <table:table-cell office:value-type="string" table:style-name="ce2">
            <text:p>:</text:p>
          </table:table-cell>
          <table:table-cell office:value-type="float" office:value="43" table:formula="of:=MAX(0;255-ROUNDDOWN(SQRT([.A183]*256);0))" table:style-name="ce2">
            <text:p>4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7" table:formula="of:=[.A183]+1" table:style-name="ce2">
            <text:p>177</text:p>
          </table:table-cell>
          <table:table-cell office:value-type="string" table:style-name="ce2">
            <text:p>:</text:p>
          </table:table-cell>
          <table:table-cell office:value-type="float" office:value="43" table:formula="of:=MAX(0;255-ROUNDDOWN(SQRT([.A184]*256);0))" table:style-name="ce2">
            <text:p>4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8" table:formula="of:=[.A184]+1" table:style-name="ce2">
            <text:p>178</text:p>
          </table:table-cell>
          <table:table-cell office:value-type="string" table:style-name="ce2">
            <text:p>:</text:p>
          </table:table-cell>
          <table:table-cell office:value-type="float" office:value="42" table:formula="of:=MAX(0;255-ROUNDDOWN(SQRT([.A185]*256);0))" table:style-name="ce2">
            <text:p>4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79" table:formula="of:=[.A185]+1" table:style-name="ce2">
            <text:p>179</text:p>
          </table:table-cell>
          <table:table-cell office:value-type="string" table:style-name="ce2">
            <text:p>:</text:p>
          </table:table-cell>
          <table:table-cell office:value-type="float" office:value="41" table:formula="of:=MAX(0;255-ROUNDDOWN(SQRT([.A186]*256);0))" table:style-name="ce2">
            <text:p>4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0" table:formula="of:=[.A186]+1" table:style-name="ce2">
            <text:p>180</text:p>
          </table:table-cell>
          <table:table-cell office:value-type="string" table:style-name="ce2">
            <text:p>:</text:p>
          </table:table-cell>
          <table:table-cell office:value-type="float" office:value="41" table:formula="of:=MAX(0;255-ROUNDDOWN(SQRT([.A187]*256);0))" table:style-name="ce2">
            <text:p>4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1" table:formula="of:=[.A187]+1" table:style-name="ce2">
            <text:p>181</text:p>
          </table:table-cell>
          <table:table-cell office:value-type="string" table:style-name="ce2">
            <text:p>:</text:p>
          </table:table-cell>
          <table:table-cell office:value-type="float" office:value="40" table:formula="of:=MAX(0;255-ROUNDDOWN(SQRT([.A188]*256);0))" table:style-name="ce2">
            <text:p>4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2" table:formula="of:=[.A188]+1" table:style-name="ce2">
            <text:p>182</text:p>
          </table:table-cell>
          <table:table-cell office:value-type="string" table:style-name="ce2">
            <text:p>:</text:p>
          </table:table-cell>
          <table:table-cell office:value-type="float" office:value="40" table:formula="of:=MAX(0;255-ROUNDDOWN(SQRT([.A189]*256);0))" table:style-name="ce2">
            <text:p>4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3" table:formula="of:=[.A189]+1" table:style-name="ce2">
            <text:p>183</text:p>
          </table:table-cell>
          <table:table-cell office:value-type="string" table:style-name="ce2">
            <text:p>:</text:p>
          </table:table-cell>
          <table:table-cell office:value-type="float" office:value="39" table:formula="of:=MAX(0;255-ROUNDDOWN(SQRT([.A190]*256);0))" table:style-name="ce2">
            <text:p>3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4" table:formula="of:=[.A190]+1" table:style-name="ce2">
            <text:p>184</text:p>
          </table:table-cell>
          <table:table-cell office:value-type="string" table:style-name="ce2">
            <text:p>:</text:p>
          </table:table-cell>
          <table:table-cell office:value-type="float" office:value="38" table:formula="of:=MAX(0;255-ROUNDDOWN(SQRT([.A191]*256);0))" table:style-name="ce2">
            <text:p>3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5" table:formula="of:=[.A191]+1" table:style-name="ce2">
            <text:p>185</text:p>
          </table:table-cell>
          <table:table-cell office:value-type="string" table:style-name="ce2">
            <text:p>:</text:p>
          </table:table-cell>
          <table:table-cell office:value-type="float" office:value="38" table:formula="of:=MAX(0;255-ROUNDDOWN(SQRT([.A192]*256);0))" table:style-name="ce2">
            <text:p>3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6" table:formula="of:=[.A192]+1" table:style-name="ce2">
            <text:p>186</text:p>
          </table:table-cell>
          <table:table-cell office:value-type="string" table:style-name="ce2">
            <text:p>:</text:p>
          </table:table-cell>
          <table:table-cell office:value-type="float" office:value="37" table:formula="of:=MAX(0;255-ROUNDDOWN(SQRT([.A193]*256);0))" table:style-name="ce2">
            <text:p>3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7" table:formula="of:=[.A193]+1" table:style-name="ce2">
            <text:p>187</text:p>
          </table:table-cell>
          <table:table-cell office:value-type="string" table:style-name="ce2">
            <text:p>:</text:p>
          </table:table-cell>
          <table:table-cell office:value-type="float" office:value="37" table:formula="of:=MAX(0;255-ROUNDDOWN(SQRT([.A194]*256);0))" table:style-name="ce2">
            <text:p>3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8" table:formula="of:=[.A194]+1" table:style-name="ce2">
            <text:p>188</text:p>
          </table:table-cell>
          <table:table-cell office:value-type="string" table:style-name="ce2">
            <text:p>:</text:p>
          </table:table-cell>
          <table:table-cell office:value-type="float" office:value="36" table:formula="of:=MAX(0;255-ROUNDDOWN(SQRT([.A195]*256);0))" table:style-name="ce2">
            <text:p>3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89" table:formula="of:=[.A195]+1" table:style-name="ce2">
            <text:p>189</text:p>
          </table:table-cell>
          <table:table-cell office:value-type="string" table:style-name="ce2">
            <text:p>:</text:p>
          </table:table-cell>
          <table:table-cell office:value-type="float" office:value="36" table:formula="of:=MAX(0;255-ROUNDDOWN(SQRT([.A196]*256);0))" table:style-name="ce2">
            <text:p>3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0" table:formula="of:=[.A196]+1" table:style-name="ce2">
            <text:p>190</text:p>
          </table:table-cell>
          <table:table-cell office:value-type="string" table:style-name="ce2">
            <text:p>:</text:p>
          </table:table-cell>
          <table:table-cell office:value-type="float" office:value="35" table:formula="of:=MAX(0;255-ROUNDDOWN(SQRT([.A197]*256);0))" table:style-name="ce2">
            <text:p>3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1" table:formula="of:=[.A197]+1" table:style-name="ce2">
            <text:p>191</text:p>
          </table:table-cell>
          <table:table-cell office:value-type="string" table:style-name="ce2">
            <text:p>:</text:p>
          </table:table-cell>
          <table:table-cell office:value-type="float" office:value="34" table:formula="of:=MAX(0;255-ROUNDDOWN(SQRT([.A198]*256);0))" table:style-name="ce2">
            <text:p>3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2" table:formula="of:=[.A198]+1" table:style-name="ce2">
            <text:p>192</text:p>
          </table:table-cell>
          <table:table-cell office:value-type="string" table:style-name="ce2">
            <text:p>:</text:p>
          </table:table-cell>
          <table:table-cell office:value-type="float" office:value="34" table:formula="of:=MAX(0;255-ROUNDDOWN(SQRT([.A199]*256);0))" table:style-name="ce2">
            <text:p>3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3" table:formula="of:=[.A199]+1" table:style-name="ce2">
            <text:p>193</text:p>
          </table:table-cell>
          <table:table-cell office:value-type="string" table:style-name="ce2">
            <text:p>:</text:p>
          </table:table-cell>
          <table:table-cell office:value-type="float" office:value="33" table:formula="of:=MAX(0;255-ROUNDDOWN(SQRT([.A200]*256);0))" table:style-name="ce2">
            <text:p>3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4" table:formula="of:=[.A200]+1" table:style-name="ce2">
            <text:p>194</text:p>
          </table:table-cell>
          <table:table-cell office:value-type="string" table:style-name="ce2">
            <text:p>:</text:p>
          </table:table-cell>
          <table:table-cell office:value-type="float" office:value="33" table:formula="of:=MAX(0;255-ROUNDDOWN(SQRT([.A201]*256);0))" table:style-name="ce2">
            <text:p>3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5" table:formula="of:=[.A201]+1" table:style-name="ce2">
            <text:p>195</text:p>
          </table:table-cell>
          <table:table-cell office:value-type="string" table:style-name="ce2">
            <text:p>:</text:p>
          </table:table-cell>
          <table:table-cell office:value-type="float" office:value="32" table:formula="of:=MAX(0;255-ROUNDDOWN(SQRT([.A202]*256);0))" table:style-name="ce2">
            <text:p>3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6" table:formula="of:=[.A202]+1" table:style-name="ce2">
            <text:p>196</text:p>
          </table:table-cell>
          <table:table-cell office:value-type="string" table:style-name="ce2">
            <text:p>:</text:p>
          </table:table-cell>
          <table:table-cell office:value-type="float" office:value="31" table:formula="of:=MAX(0;255-ROUNDDOWN(SQRT([.A203]*256);0))" table:style-name="ce2">
            <text:p>3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7" table:formula="of:=[.A203]+1" table:style-name="ce2">
            <text:p>197</text:p>
          </table:table-cell>
          <table:table-cell office:value-type="string" table:style-name="ce2">
            <text:p>:</text:p>
          </table:table-cell>
          <table:table-cell office:value-type="float" office:value="31" table:formula="of:=MAX(0;255-ROUNDDOWN(SQRT([.A204]*256);0))" table:style-name="ce2">
            <text:p>3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8" table:formula="of:=[.A204]+1" table:style-name="ce2">
            <text:p>198</text:p>
          </table:table-cell>
          <table:table-cell office:value-type="string" table:style-name="ce2">
            <text:p>:</text:p>
          </table:table-cell>
          <table:table-cell office:value-type="float" office:value="30" table:formula="of:=MAX(0;255-ROUNDDOWN(SQRT([.A205]*256);0))" table:style-name="ce2">
            <text:p>3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99" table:formula="of:=[.A205]+1" table:style-name="ce2">
            <text:p>199</text:p>
          </table:table-cell>
          <table:table-cell office:value-type="string" table:style-name="ce2">
            <text:p>:</text:p>
          </table:table-cell>
          <table:table-cell office:value-type="float" office:value="30" table:formula="of:=MAX(0;255-ROUNDDOWN(SQRT([.A206]*256);0))" table:style-name="ce2">
            <text:p>3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0" table:formula="of:=[.A206]+1" table:style-name="ce2">
            <text:p>200</text:p>
          </table:table-cell>
          <table:table-cell office:value-type="string" table:style-name="ce2">
            <text:p>:</text:p>
          </table:table-cell>
          <table:table-cell office:value-type="float" office:value="29" table:formula="of:=MAX(0;255-ROUNDDOWN(SQRT([.A207]*256);0))" table:style-name="ce2">
            <text:p>2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1" table:formula="of:=[.A207]+1" table:style-name="ce2">
            <text:p>201</text:p>
          </table:table-cell>
          <table:table-cell office:value-type="string" table:style-name="ce2">
            <text:p>:</text:p>
          </table:table-cell>
          <table:table-cell office:value-type="float" office:value="29" table:formula="of:=MAX(0;255-ROUNDDOWN(SQRT([.A208]*256);0))" table:style-name="ce2">
            <text:p>2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2" table:formula="of:=[.A208]+1" table:style-name="ce2">
            <text:p>202</text:p>
          </table:table-cell>
          <table:table-cell office:value-type="string" table:style-name="ce2">
            <text:p>:</text:p>
          </table:table-cell>
          <table:table-cell office:value-type="float" office:value="28" table:formula="of:=MAX(0;255-ROUNDDOWN(SQRT([.A209]*256);0))" table:style-name="ce2">
            <text:p>2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3" table:formula="of:=[.A209]+1" table:style-name="ce2">
            <text:p>203</text:p>
          </table:table-cell>
          <table:table-cell office:value-type="string" table:style-name="ce2">
            <text:p>:</text:p>
          </table:table-cell>
          <table:table-cell office:value-type="float" office:value="28" table:formula="of:=MAX(0;255-ROUNDDOWN(SQRT([.A210]*256);0))" table:style-name="ce2">
            <text:p>2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4" table:formula="of:=[.A210]+1" table:style-name="ce2">
            <text:p>204</text:p>
          </table:table-cell>
          <table:table-cell office:value-type="string" table:style-name="ce2">
            <text:p>:</text:p>
          </table:table-cell>
          <table:table-cell office:value-type="float" office:value="27" table:formula="of:=MAX(0;255-ROUNDDOWN(SQRT([.A211]*256);0))" table:style-name="ce2">
            <text:p>2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5" table:formula="of:=[.A211]+1" table:style-name="ce2">
            <text:p>205</text:p>
          </table:table-cell>
          <table:table-cell office:value-type="string" table:style-name="ce2">
            <text:p>:</text:p>
          </table:table-cell>
          <table:table-cell office:value-type="float" office:value="26" table:formula="of:=MAX(0;255-ROUNDDOWN(SQRT([.A212]*256);0))" table:style-name="ce2">
            <text:p>2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6" table:formula="of:=[.A212]+1" table:style-name="ce2">
            <text:p>206</text:p>
          </table:table-cell>
          <table:table-cell office:value-type="string" table:style-name="ce2">
            <text:p>:</text:p>
          </table:table-cell>
          <table:table-cell office:value-type="float" office:value="26" table:formula="of:=MAX(0;255-ROUNDDOWN(SQRT([.A213]*256);0))" table:style-name="ce2">
            <text:p>2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7" table:formula="of:=[.A213]+1" table:style-name="ce2">
            <text:p>207</text:p>
          </table:table-cell>
          <table:table-cell office:value-type="string" table:style-name="ce2">
            <text:p>:</text:p>
          </table:table-cell>
          <table:table-cell office:value-type="float" office:value="25" table:formula="of:=MAX(0;255-ROUNDDOWN(SQRT([.A214]*256);0))" table:style-name="ce2">
            <text:p>2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8" table:formula="of:=[.A214]+1" table:style-name="ce2">
            <text:p>208</text:p>
          </table:table-cell>
          <table:table-cell office:value-type="string" table:style-name="ce2">
            <text:p>:</text:p>
          </table:table-cell>
          <table:table-cell office:value-type="float" office:value="25" table:formula="of:=MAX(0;255-ROUNDDOWN(SQRT([.A215]*256);0))" table:style-name="ce2">
            <text:p>2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09" table:formula="of:=[.A215]+1" table:style-name="ce2">
            <text:p>209</text:p>
          </table:table-cell>
          <table:table-cell office:value-type="string" table:style-name="ce2">
            <text:p>:</text:p>
          </table:table-cell>
          <table:table-cell office:value-type="float" office:value="24" table:formula="of:=MAX(0;255-ROUNDDOWN(SQRT([.A216]*256);0))" table:style-name="ce2">
            <text:p>2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0" table:formula="of:=[.A216]+1" table:style-name="ce2">
            <text:p>210</text:p>
          </table:table-cell>
          <table:table-cell office:value-type="string" table:style-name="ce2">
            <text:p>:</text:p>
          </table:table-cell>
          <table:table-cell office:value-type="float" office:value="24" table:formula="of:=MAX(0;255-ROUNDDOWN(SQRT([.A217]*256);0))" table:style-name="ce2">
            <text:p>2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1" table:formula="of:=[.A217]+1" table:style-name="ce2">
            <text:p>211</text:p>
          </table:table-cell>
          <table:table-cell office:value-type="string" table:style-name="ce2">
            <text:p>:</text:p>
          </table:table-cell>
          <table:table-cell office:value-type="float" office:value="23" table:formula="of:=MAX(0;255-ROUNDDOWN(SQRT([.A218]*256);0))" table:style-name="ce2">
            <text:p>2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2" table:formula="of:=[.A218]+1" table:style-name="ce2">
            <text:p>212</text:p>
          </table:table-cell>
          <table:table-cell office:value-type="string" table:style-name="ce2">
            <text:p>:</text:p>
          </table:table-cell>
          <table:table-cell office:value-type="float" office:value="23" table:formula="of:=MAX(0;255-ROUNDDOWN(SQRT([.A219]*256);0))" table:style-name="ce2">
            <text:p>2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3" table:formula="of:=[.A219]+1" table:style-name="ce2">
            <text:p>213</text:p>
          </table:table-cell>
          <table:table-cell office:value-type="string" table:style-name="ce2">
            <text:p>:</text:p>
          </table:table-cell>
          <table:table-cell office:value-type="float" office:value="22" table:formula="of:=MAX(0;255-ROUNDDOWN(SQRT([.A220]*256);0))" table:style-name="ce2">
            <text:p>2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4" table:formula="of:=[.A220]+1" table:style-name="ce2">
            <text:p>214</text:p>
          </table:table-cell>
          <table:table-cell office:value-type="string" table:style-name="ce2">
            <text:p>:</text:p>
          </table:table-cell>
          <table:table-cell office:value-type="float" office:value="21" table:formula="of:=MAX(0;255-ROUNDDOWN(SQRT([.A221]*256);0))" table:style-name="ce2">
            <text:p>2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5" table:formula="of:=[.A221]+1" table:style-name="ce2">
            <text:p>215</text:p>
          </table:table-cell>
          <table:table-cell office:value-type="string" table:style-name="ce2">
            <text:p>:</text:p>
          </table:table-cell>
          <table:table-cell office:value-type="float" office:value="21" table:formula="of:=MAX(0;255-ROUNDDOWN(SQRT([.A222]*256);0))" table:style-name="ce2">
            <text:p>2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6" table:formula="of:=[.A222]+1" table:style-name="ce2">
            <text:p>216</text:p>
          </table:table-cell>
          <table:table-cell office:value-type="string" table:style-name="ce2">
            <text:p>:</text:p>
          </table:table-cell>
          <table:table-cell office:value-type="float" office:value="20" table:formula="of:=MAX(0;255-ROUNDDOWN(SQRT([.A223]*256);0))" table:style-name="ce2">
            <text:p>2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7" table:formula="of:=[.A223]+1" table:style-name="ce2">
            <text:p>217</text:p>
          </table:table-cell>
          <table:table-cell office:value-type="string" table:style-name="ce2">
            <text:p>:</text:p>
          </table:table-cell>
          <table:table-cell office:value-type="float" office:value="20" table:formula="of:=MAX(0;255-ROUNDDOWN(SQRT([.A224]*256);0))" table:style-name="ce2">
            <text:p>2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8" table:formula="of:=[.A224]+1" table:style-name="ce2">
            <text:p>218</text:p>
          </table:table-cell>
          <table:table-cell office:value-type="string" table:style-name="ce2">
            <text:p>:</text:p>
          </table:table-cell>
          <table:table-cell office:value-type="float" office:value="19" table:formula="of:=MAX(0;255-ROUNDDOWN(SQRT([.A225]*256);0))" table:style-name="ce2">
            <text:p>1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19" table:formula="of:=[.A225]+1" table:style-name="ce2">
            <text:p>219</text:p>
          </table:table-cell>
          <table:table-cell office:value-type="string" table:style-name="ce2">
            <text:p>:</text:p>
          </table:table-cell>
          <table:table-cell office:value-type="float" office:value="19" table:formula="of:=MAX(0;255-ROUNDDOWN(SQRT([.A226]*256);0))" table:style-name="ce2">
            <text:p>1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0" table:formula="of:=[.A226]+1" table:style-name="ce2">
            <text:p>220</text:p>
          </table:table-cell>
          <table:table-cell office:value-type="string" table:style-name="ce2">
            <text:p>:</text:p>
          </table:table-cell>
          <table:table-cell office:value-type="float" office:value="18" table:formula="of:=MAX(0;255-ROUNDDOWN(SQRT([.A227]*256);0))" table:style-name="ce2">
            <text:p>1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1" table:formula="of:=[.A227]+1" table:style-name="ce2">
            <text:p>221</text:p>
          </table:table-cell>
          <table:table-cell office:value-type="string" table:style-name="ce2">
            <text:p>:</text:p>
          </table:table-cell>
          <table:table-cell office:value-type="float" office:value="18" table:formula="of:=MAX(0;255-ROUNDDOWN(SQRT([.A228]*256);0))" table:style-name="ce2">
            <text:p>1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2" table:formula="of:=[.A228]+1" table:style-name="ce2">
            <text:p>222</text:p>
          </table:table-cell>
          <table:table-cell office:value-type="string" table:style-name="ce2">
            <text:p>:</text:p>
          </table:table-cell>
          <table:table-cell office:value-type="float" office:value="17" table:formula="of:=MAX(0;255-ROUNDDOWN(SQRT([.A229]*256);0))" table:style-name="ce2">
            <text:p>1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3" table:formula="of:=[.A229]+1" table:style-name="ce2">
            <text:p>223</text:p>
          </table:table-cell>
          <table:table-cell office:value-type="string" table:style-name="ce2">
            <text:p>:</text:p>
          </table:table-cell>
          <table:table-cell office:value-type="float" office:value="17" table:formula="of:=MAX(0;255-ROUNDDOWN(SQRT([.A230]*256);0))" table:style-name="ce2">
            <text:p>1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4" table:formula="of:=[.A230]+1" table:style-name="ce2">
            <text:p>224</text:p>
          </table:table-cell>
          <table:table-cell office:value-type="string" table:style-name="ce2">
            <text:p>:</text:p>
          </table:table-cell>
          <table:table-cell office:value-type="float" office:value="16" table:formula="of:=MAX(0;255-ROUNDDOWN(SQRT([.A231]*256);0))" table:style-name="ce2">
            <text:p>1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5" table:formula="of:=[.A231]+1" table:style-name="ce2">
            <text:p>225</text:p>
          </table:table-cell>
          <table:table-cell office:value-type="string" table:style-name="ce2">
            <text:p>:</text:p>
          </table:table-cell>
          <table:table-cell office:value-type="float" office:value="15" table:formula="of:=MAX(0;255-ROUNDDOWN(SQRT([.A232]*256);0))" table:style-name="ce2">
            <text:p>1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6" table:formula="of:=[.A232]+1" table:style-name="ce2">
            <text:p>226</text:p>
          </table:table-cell>
          <table:table-cell office:value-type="string" table:style-name="ce2">
            <text:p>:</text:p>
          </table:table-cell>
          <table:table-cell office:value-type="float" office:value="15" table:formula="of:=MAX(0;255-ROUNDDOWN(SQRT([.A233]*256);0))" table:style-name="ce2">
            <text:p>1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7" table:formula="of:=[.A233]+1" table:style-name="ce2">
            <text:p>227</text:p>
          </table:table-cell>
          <table:table-cell office:value-type="string" table:style-name="ce2">
            <text:p>:</text:p>
          </table:table-cell>
          <table:table-cell office:value-type="float" office:value="14" table:formula="of:=MAX(0;255-ROUNDDOWN(SQRT([.A234]*256);0))" table:style-name="ce2">
            <text:p>1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8" table:formula="of:=[.A234]+1" table:style-name="ce2">
            <text:p>228</text:p>
          </table:table-cell>
          <table:table-cell office:value-type="string" table:style-name="ce2">
            <text:p>:</text:p>
          </table:table-cell>
          <table:table-cell office:value-type="float" office:value="14" table:formula="of:=MAX(0;255-ROUNDDOWN(SQRT([.A235]*256);0))" table:style-name="ce2">
            <text:p>1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29" table:formula="of:=[.A235]+1" table:style-name="ce2">
            <text:p>229</text:p>
          </table:table-cell>
          <table:table-cell office:value-type="string" table:style-name="ce2">
            <text:p>:</text:p>
          </table:table-cell>
          <table:table-cell office:value-type="float" office:value="13" table:formula="of:=MAX(0;255-ROUNDDOWN(SQRT([.A236]*256);0))" table:style-name="ce2">
            <text:p>1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0" table:formula="of:=[.A236]+1" table:style-name="ce2">
            <text:p>230</text:p>
          </table:table-cell>
          <table:table-cell office:value-type="string" table:style-name="ce2">
            <text:p>:</text:p>
          </table:table-cell>
          <table:table-cell office:value-type="float" office:value="13" table:formula="of:=MAX(0;255-ROUNDDOWN(SQRT([.A237]*256);0))" table:style-name="ce2">
            <text:p>1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1" table:formula="of:=[.A237]+1" table:style-name="ce2">
            <text:p>231</text:p>
          </table:table-cell>
          <table:table-cell office:value-type="string" table:style-name="ce2">
            <text:p>:</text:p>
          </table:table-cell>
          <table:table-cell office:value-type="float" office:value="12" table:formula="of:=MAX(0;255-ROUNDDOWN(SQRT([.A238]*256);0))" table:style-name="ce2">
            <text:p>1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2" table:formula="of:=[.A238]+1" table:style-name="ce2">
            <text:p>232</text:p>
          </table:table-cell>
          <table:table-cell office:value-type="string" table:style-name="ce2">
            <text:p>:</text:p>
          </table:table-cell>
          <table:table-cell office:value-type="float" office:value="12" table:formula="of:=MAX(0;255-ROUNDDOWN(SQRT([.A239]*256);0))" table:style-name="ce2">
            <text:p>1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3" table:formula="of:=[.A239]+1" table:style-name="ce2">
            <text:p>233</text:p>
          </table:table-cell>
          <table:table-cell office:value-type="string" table:style-name="ce2">
            <text:p>:</text:p>
          </table:table-cell>
          <table:table-cell office:value-type="float" office:value="11" table:formula="of:=MAX(0;255-ROUNDDOWN(SQRT([.A240]*256);0))" table:style-name="ce2">
            <text:p>1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4" table:formula="of:=[.A240]+1" table:style-name="ce2">
            <text:p>234</text:p>
          </table:table-cell>
          <table:table-cell office:value-type="string" table:style-name="ce2">
            <text:p>:</text:p>
          </table:table-cell>
          <table:table-cell office:value-type="float" office:value="11" table:formula="of:=MAX(0;255-ROUNDDOWN(SQRT([.A241]*256);0))" table:style-name="ce2">
            <text:p>1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5" table:formula="of:=[.A241]+1" table:style-name="ce2">
            <text:p>235</text:p>
          </table:table-cell>
          <table:table-cell office:value-type="string" table:style-name="ce2">
            <text:p>:</text:p>
          </table:table-cell>
          <table:table-cell office:value-type="float" office:value="10" table:formula="of:=MAX(0;255-ROUNDDOWN(SQRT([.A242]*256);0))" table:style-name="ce2">
            <text:p>1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6" table:formula="of:=[.A242]+1" table:style-name="ce2">
            <text:p>236</text:p>
          </table:table-cell>
          <table:table-cell office:value-type="string" table:style-name="ce2">
            <text:p>:</text:p>
          </table:table-cell>
          <table:table-cell office:value-type="float" office:value="10" table:formula="of:=MAX(0;255-ROUNDDOWN(SQRT([.A243]*256);0))" table:style-name="ce2">
            <text:p>1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7" table:formula="of:=[.A243]+1" table:style-name="ce2">
            <text:p>237</text:p>
          </table:table-cell>
          <table:table-cell office:value-type="string" table:style-name="ce2">
            <text:p>:</text:p>
          </table:table-cell>
          <table:table-cell office:value-type="float" office:value="9" table:formula="of:=MAX(0;255-ROUNDDOWN(SQRT([.A244]*256);0))" table:style-name="ce2">
            <text:p>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8" table:formula="of:=[.A244]+1" table:style-name="ce2">
            <text:p>238</text:p>
          </table:table-cell>
          <table:table-cell office:value-type="string" table:style-name="ce2">
            <text:p>:</text:p>
          </table:table-cell>
          <table:table-cell office:value-type="float" office:value="9" table:formula="of:=MAX(0;255-ROUNDDOWN(SQRT([.A245]*256);0))" table:style-name="ce2">
            <text:p>9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39" table:formula="of:=[.A245]+1" table:style-name="ce2">
            <text:p>239</text:p>
          </table:table-cell>
          <table:table-cell office:value-type="string" table:style-name="ce2">
            <text:p>:</text:p>
          </table:table-cell>
          <table:table-cell office:value-type="float" office:value="8" table:formula="of:=MAX(0;255-ROUNDDOWN(SQRT([.A246]*256);0))" table:style-name="ce2">
            <text:p>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0" table:formula="of:=[.A246]+1" table:style-name="ce2">
            <text:p>240</text:p>
          </table:table-cell>
          <table:table-cell office:value-type="string" table:style-name="ce2">
            <text:p>:</text:p>
          </table:table-cell>
          <table:table-cell office:value-type="float" office:value="8" table:formula="of:=MAX(0;255-ROUNDDOWN(SQRT([.A247]*256);0))" table:style-name="ce2">
            <text:p>8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1" table:formula="of:=[.A247]+1" table:style-name="ce2">
            <text:p>241</text:p>
          </table:table-cell>
          <table:table-cell office:value-type="string" table:style-name="ce2">
            <text:p>:</text:p>
          </table:table-cell>
          <table:table-cell office:value-type="float" office:value="7" table:formula="of:=MAX(0;255-ROUNDDOWN(SQRT([.A248]*256);0))" table:style-name="ce2">
            <text:p>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2" table:formula="of:=[.A248]+1" table:style-name="ce2">
            <text:p>242</text:p>
          </table:table-cell>
          <table:table-cell office:value-type="string" table:style-name="ce2">
            <text:p>:</text:p>
          </table:table-cell>
          <table:table-cell office:value-type="float" office:value="7" table:formula="of:=MAX(0;255-ROUNDDOWN(SQRT([.A249]*256);0))" table:style-name="ce2">
            <text:p>7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3" table:formula="of:=[.A249]+1" table:style-name="ce2">
            <text:p>243</text:p>
          </table:table-cell>
          <table:table-cell office:value-type="string" table:style-name="ce2">
            <text:p>:</text:p>
          </table:table-cell>
          <table:table-cell office:value-type="float" office:value="6" table:formula="of:=MAX(0;255-ROUNDDOWN(SQRT([.A250]*256);0))" table:style-name="ce2">
            <text:p>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4" table:formula="of:=[.A250]+1" table:style-name="ce2">
            <text:p>244</text:p>
          </table:table-cell>
          <table:table-cell office:value-type="string" table:style-name="ce2">
            <text:p>:</text:p>
          </table:table-cell>
          <table:table-cell office:value-type="float" office:value="6" table:formula="of:=MAX(0;255-ROUNDDOWN(SQRT([.A251]*256);0))" table:style-name="ce2">
            <text:p>6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5" table:formula="of:=[.A251]+1" table:style-name="ce2">
            <text:p>245</text:p>
          </table:table-cell>
          <table:table-cell office:value-type="string" table:style-name="ce2">
            <text:p>:</text:p>
          </table:table-cell>
          <table:table-cell office:value-type="float" office:value="5" table:formula="of:=MAX(0;255-ROUNDDOWN(SQRT([.A252]*256);0))" table:style-name="ce2">
            <text:p>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6" table:formula="of:=[.A252]+1" table:style-name="ce2">
            <text:p>246</text:p>
          </table:table-cell>
          <table:table-cell office:value-type="string" table:style-name="ce2">
            <text:p>:</text:p>
          </table:table-cell>
          <table:table-cell office:value-type="float" office:value="5" table:formula="of:=MAX(0;255-ROUNDDOWN(SQRT([.A253]*256);0))" table:style-name="ce2">
            <text:p>5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7" table:formula="of:=[.A253]+1" table:style-name="ce2">
            <text:p>247</text:p>
          </table:table-cell>
          <table:table-cell office:value-type="string" table:style-name="ce2">
            <text:p>:</text:p>
          </table:table-cell>
          <table:table-cell office:value-type="float" office:value="4" table:formula="of:=MAX(0;255-ROUNDDOWN(SQRT([.A254]*256);0))" table:style-name="ce2">
            <text:p>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8" table:formula="of:=[.A254]+1" table:style-name="ce2">
            <text:p>248</text:p>
          </table:table-cell>
          <table:table-cell office:value-type="string" table:style-name="ce2">
            <text:p>:</text:p>
          </table:table-cell>
          <table:table-cell office:value-type="float" office:value="4" table:formula="of:=MAX(0;255-ROUNDDOWN(SQRT([.A255]*256);0))" table:style-name="ce2">
            <text:p>4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49" table:formula="of:=[.A255]+1" table:style-name="ce2">
            <text:p>249</text:p>
          </table:table-cell>
          <table:table-cell office:value-type="string" table:style-name="ce2">
            <text:p>:</text:p>
          </table:table-cell>
          <table:table-cell office:value-type="float" office:value="3" table:formula="of:=MAX(0;255-ROUNDDOWN(SQRT([.A256]*256);0))" table:style-name="ce2">
            <text:p>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0" table:formula="of:=[.A256]+1" table:style-name="ce2">
            <text:p>250</text:p>
          </table:table-cell>
          <table:table-cell office:value-type="string" table:style-name="ce2">
            <text:p>:</text:p>
          </table:table-cell>
          <table:table-cell office:value-type="float" office:value="3" table:formula="of:=MAX(0;255-ROUNDDOWN(SQRT([.A257]*256);0))" table:style-name="ce2">
            <text:p>3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1" table:formula="of:=[.A257]+1" table:style-name="ce2">
            <text:p>251</text:p>
          </table:table-cell>
          <table:table-cell office:value-type="string" table:style-name="ce2">
            <text:p>:</text:p>
          </table:table-cell>
          <table:table-cell office:value-type="float" office:value="2" table:formula="of:=MAX(0;255-ROUNDDOWN(SQRT([.A258]*256);0))" table:style-name="ce2">
            <text:p>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2" table:formula="of:=[.A258]+1" table:style-name="ce2">
            <text:p>252</text:p>
          </table:table-cell>
          <table:table-cell office:value-type="string" table:style-name="ce2">
            <text:p>:</text:p>
          </table:table-cell>
          <table:table-cell office:value-type="float" office:value="2" table:formula="of:=MAX(0;255-ROUNDDOWN(SQRT([.A259]*256);0))" table:style-name="ce2">
            <text:p>2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3" table:formula="of:=[.A259]+1" table:style-name="ce2">
            <text:p>253</text:p>
          </table:table-cell>
          <table:table-cell office:value-type="string" table:style-name="ce2">
            <text:p>:</text:p>
          </table:table-cell>
          <table:table-cell office:value-type="float" office:value="1" table:formula="of:=MAX(0;255-ROUNDDOWN(SQRT([.A260]*256);0))" table:style-name="ce2">
            <text:p>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4" table:formula="of:=[.A260]+1" table:style-name="ce2">
            <text:p>254</text:p>
          </table:table-cell>
          <table:table-cell office:value-type="string" table:style-name="ce2">
            <text:p>:</text:p>
          </table:table-cell>
          <table:table-cell office:value-type="float" office:value="1" table:formula="of:=MAX(0;255-ROUNDDOWN(SQRT([.A261]*256);0))" table:style-name="ce2">
            <text:p>1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5" table:formula="of:=[.A261]+1" table:style-name="ce2">
            <text:p>25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6" table:formula="of:=[.A262]+1" table:style-name="ce2">
            <text:p>25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7" table:formula="of:=[.A263]+1" table:style-name="ce2">
            <text:p>25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8" table:formula="of:=[.A264]+1" table:style-name="ce2">
            <text:p>25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59" table:formula="of:=[.A265]+1" table:style-name="ce2">
            <text:p>25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0" table:formula="of:=[.A266]+1" table:style-name="ce2">
            <text:p>26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1" table:formula="of:=[.A267]+1" table:style-name="ce2">
            <text:p>26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2" table:formula="of:=[.A268]+1" table:style-name="ce2">
            <text:p>26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6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3" table:formula="of:=[.A269]+1" table:style-name="ce2">
            <text:p>26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4" table:formula="of:=[.A270]+1" table:style-name="ce2">
            <text:p>26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5" table:formula="of:=[.A271]+1" table:style-name="ce2">
            <text:p>26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6" table:formula="of:=[.A272]+1" table:style-name="ce2">
            <text:p>26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7" table:formula="of:=[.A273]+1" table:style-name="ce2">
            <text:p>26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8" table:formula="of:=[.A274]+1" table:style-name="ce2">
            <text:p>26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69" table:formula="of:=[.A275]+1" table:style-name="ce2">
            <text:p>26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0" table:formula="of:=[.A276]+1" table:style-name="ce2">
            <text:p>27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1" table:formula="of:=[.A277]+1" table:style-name="ce2">
            <text:p>27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2" table:formula="of:=[.A278]+1" table:style-name="ce2">
            <text:p>27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7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3" table:formula="of:=[.A279]+1" table:style-name="ce2">
            <text:p>27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4" table:formula="of:=[.A280]+1" table:style-name="ce2">
            <text:p>27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5" table:formula="of:=[.A281]+1" table:style-name="ce2">
            <text:p>27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6" table:formula="of:=[.A282]+1" table:style-name="ce2">
            <text:p>27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7" table:formula="of:=[.A283]+1" table:style-name="ce2">
            <text:p>27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8" table:formula="of:=[.A284]+1" table:style-name="ce2">
            <text:p>27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79" table:formula="of:=[.A285]+1" table:style-name="ce2">
            <text:p>27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0" table:formula="of:=[.A286]+1" table:style-name="ce2">
            <text:p>28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1" table:formula="of:=[.A287]+1" table:style-name="ce2">
            <text:p>28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2" table:formula="of:=[.A288]+1" table:style-name="ce2">
            <text:p>28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8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3" table:formula="of:=[.A289]+1" table:style-name="ce2">
            <text:p>28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4" table:formula="of:=[.A290]+1" table:style-name="ce2">
            <text:p>28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5" table:formula="of:=[.A291]+1" table:style-name="ce2">
            <text:p>28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6" table:formula="of:=[.A292]+1" table:style-name="ce2">
            <text:p>28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7" table:formula="of:=[.A293]+1" table:style-name="ce2">
            <text:p>28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8" table:formula="of:=[.A294]+1" table:style-name="ce2">
            <text:p>28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89" table:formula="of:=[.A295]+1" table:style-name="ce2">
            <text:p>28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0" table:formula="of:=[.A296]+1" table:style-name="ce2">
            <text:p>29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1" table:formula="of:=[.A297]+1" table:style-name="ce2">
            <text:p>29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2" table:formula="of:=[.A298]+1" table:style-name="ce2">
            <text:p>29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29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3" table:formula="of:=[.A299]+1" table:style-name="ce2">
            <text:p>29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4" table:formula="of:=[.A300]+1" table:style-name="ce2">
            <text:p>29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5" table:formula="of:=[.A301]+1" table:style-name="ce2">
            <text:p>29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6" table:formula="of:=[.A302]+1" table:style-name="ce2">
            <text:p>29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7" table:formula="of:=[.A303]+1" table:style-name="ce2">
            <text:p>29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8" table:formula="of:=[.A304]+1" table:style-name="ce2">
            <text:p>29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299" table:formula="of:=[.A305]+1" table:style-name="ce2">
            <text:p>29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0" table:formula="of:=[.A306]+1" table:style-name="ce2">
            <text:p>30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1" table:formula="of:=[.A307]+1" table:style-name="ce2">
            <text:p>30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2" table:formula="of:=[.A308]+1" table:style-name="ce2">
            <text:p>30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0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3" table:formula="of:=[.A309]+1" table:style-name="ce2">
            <text:p>30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4" table:formula="of:=[.A310]+1" table:style-name="ce2">
            <text:p>30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5" table:formula="of:=[.A311]+1" table:style-name="ce2">
            <text:p>30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6" table:formula="of:=[.A312]+1" table:style-name="ce2">
            <text:p>30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7" table:formula="of:=[.A313]+1" table:style-name="ce2">
            <text:p>30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8" table:formula="of:=[.A314]+1" table:style-name="ce2">
            <text:p>30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09" table:formula="of:=[.A315]+1" table:style-name="ce2">
            <text:p>30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0" table:formula="of:=[.A316]+1" table:style-name="ce2">
            <text:p>31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1" table:formula="of:=[.A317]+1" table:style-name="ce2">
            <text:p>31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2" table:formula="of:=[.A318]+1" table:style-name="ce2">
            <text:p>31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1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3" table:formula="of:=[.A319]+1" table:style-name="ce2">
            <text:p>31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4" table:formula="of:=[.A320]+1" table:style-name="ce2">
            <text:p>31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5" table:formula="of:=[.A321]+1" table:style-name="ce2">
            <text:p>31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6" table:formula="of:=[.A322]+1" table:style-name="ce2">
            <text:p>31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7" table:formula="of:=[.A323]+1" table:style-name="ce2">
            <text:p>31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8" table:formula="of:=[.A324]+1" table:style-name="ce2">
            <text:p>31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19" table:formula="of:=[.A325]+1" table:style-name="ce2">
            <text:p>31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0" table:formula="of:=[.A326]+1" table:style-name="ce2">
            <text:p>32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1" table:formula="of:=[.A327]+1" table:style-name="ce2">
            <text:p>32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2" table:formula="of:=[.A328]+1" table:style-name="ce2">
            <text:p>32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2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3" table:formula="of:=[.A329]+1" table:style-name="ce2">
            <text:p>32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4" table:formula="of:=[.A330]+1" table:style-name="ce2">
            <text:p>32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5" table:formula="of:=[.A331]+1" table:style-name="ce2">
            <text:p>32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6" table:formula="of:=[.A332]+1" table:style-name="ce2">
            <text:p>32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7" table:formula="of:=[.A333]+1" table:style-name="ce2">
            <text:p>32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8" table:formula="of:=[.A334]+1" table:style-name="ce2">
            <text:p>32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29" table:formula="of:=[.A335]+1" table:style-name="ce2">
            <text:p>32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0" table:formula="of:=[.A336]+1" table:style-name="ce2">
            <text:p>33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1" table:formula="of:=[.A337]+1" table:style-name="ce2">
            <text:p>33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2" table:formula="of:=[.A338]+1" table:style-name="ce2">
            <text:p>33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3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3" table:formula="of:=[.A339]+1" table:style-name="ce2">
            <text:p>33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4" table:formula="of:=[.A340]+1" table:style-name="ce2">
            <text:p>33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5" table:formula="of:=[.A341]+1" table:style-name="ce2">
            <text:p>33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6" table:formula="of:=[.A342]+1" table:style-name="ce2">
            <text:p>33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7" table:formula="of:=[.A343]+1" table:style-name="ce2">
            <text:p>33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8" table:formula="of:=[.A344]+1" table:style-name="ce2">
            <text:p>33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39" table:formula="of:=[.A345]+1" table:style-name="ce2">
            <text:p>33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0" table:formula="of:=[.A346]+1" table:style-name="ce2">
            <text:p>34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1" table:formula="of:=[.A347]+1" table:style-name="ce2">
            <text:p>34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2" table:formula="of:=[.A348]+1" table:style-name="ce2">
            <text:p>34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4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3" table:formula="of:=[.A349]+1" table:style-name="ce2">
            <text:p>34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4" table:formula="of:=[.A350]+1" table:style-name="ce2">
            <text:p>34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5" table:formula="of:=[.A351]+1" table:style-name="ce2">
            <text:p>34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6" table:formula="of:=[.A352]+1" table:style-name="ce2">
            <text:p>34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7" table:formula="of:=[.A353]+1" table:style-name="ce2">
            <text:p>34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8" table:formula="of:=[.A354]+1" table:style-name="ce2">
            <text:p>34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49" table:formula="of:=[.A355]+1" table:style-name="ce2">
            <text:p>34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0" table:formula="of:=[.A356]+1" table:style-name="ce2">
            <text:p>35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1" table:formula="of:=[.A357]+1" table:style-name="ce2">
            <text:p>35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2" table:formula="of:=[.A358]+1" table:style-name="ce2">
            <text:p>35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5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3" table:formula="of:=[.A359]+1" table:style-name="ce2">
            <text:p>35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4" table:formula="of:=[.A360]+1" table:style-name="ce2">
            <text:p>35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5" table:formula="of:=[.A361]+1" table:style-name="ce2">
            <text:p>35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6" table:formula="of:=[.A362]+1" table:style-name="ce2">
            <text:p>35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7" table:formula="of:=[.A363]+1" table:style-name="ce2">
            <text:p>35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8" table:formula="of:=[.A364]+1" table:style-name="ce2">
            <text:p>35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59" table:formula="of:=[.A365]+1" table:style-name="ce2">
            <text:p>35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0" table:formula="of:=[.A366]+1" table:style-name="ce2">
            <text:p>36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1" table:formula="of:=[.A367]+1" table:style-name="ce2">
            <text:p>36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2" table:formula="of:=[.A368]+1" table:style-name="ce2">
            <text:p>36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6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3" table:formula="of:=[.A369]+1" table:style-name="ce2">
            <text:p>36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4" table:formula="of:=[.A370]+1" table:style-name="ce2">
            <text:p>36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5" table:formula="of:=[.A371]+1" table:style-name="ce2">
            <text:p>36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6" table:formula="of:=[.A372]+1" table:style-name="ce2">
            <text:p>36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7" table:formula="of:=[.A373]+1" table:style-name="ce2">
            <text:p>36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8" table:formula="of:=[.A374]+1" table:style-name="ce2">
            <text:p>36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69" table:formula="of:=[.A375]+1" table:style-name="ce2">
            <text:p>36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0" table:formula="of:=[.A376]+1" table:style-name="ce2">
            <text:p>37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1" table:formula="of:=[.A377]+1" table:style-name="ce2">
            <text:p>37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2" table:formula="of:=[.A378]+1" table:style-name="ce2">
            <text:p>37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7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3" table:formula="of:=[.A379]+1" table:style-name="ce2">
            <text:p>37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4" table:formula="of:=[.A380]+1" table:style-name="ce2">
            <text:p>37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5" table:formula="of:=[.A381]+1" table:style-name="ce2">
            <text:p>37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6" table:formula="of:=[.A382]+1" table:style-name="ce2">
            <text:p>37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7" table:formula="of:=[.A383]+1" table:style-name="ce2">
            <text:p>37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8" table:formula="of:=[.A384]+1" table:style-name="ce2">
            <text:p>37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79" table:formula="of:=[.A385]+1" table:style-name="ce2">
            <text:p>37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0" table:formula="of:=[.A386]+1" table:style-name="ce2">
            <text:p>38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1" table:formula="of:=[.A387]+1" table:style-name="ce2">
            <text:p>38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2" table:formula="of:=[.A388]+1" table:style-name="ce2">
            <text:p>38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8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3" table:formula="of:=[.A389]+1" table:style-name="ce2">
            <text:p>38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4" table:formula="of:=[.A390]+1" table:style-name="ce2">
            <text:p>38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5" table:formula="of:=[.A391]+1" table:style-name="ce2">
            <text:p>38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6" table:formula="of:=[.A392]+1" table:style-name="ce2">
            <text:p>38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7" table:formula="of:=[.A393]+1" table:style-name="ce2">
            <text:p>38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8" table:formula="of:=[.A394]+1" table:style-name="ce2">
            <text:p>38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89" table:formula="of:=[.A395]+1" table:style-name="ce2">
            <text:p>38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0" table:formula="of:=[.A396]+1" table:style-name="ce2">
            <text:p>39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1" table:formula="of:=[.A397]+1" table:style-name="ce2">
            <text:p>39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2" table:formula="of:=[.A398]+1" table:style-name="ce2">
            <text:p>39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39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3" table:formula="of:=[.A399]+1" table:style-name="ce2">
            <text:p>39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4" table:formula="of:=[.A400]+1" table:style-name="ce2">
            <text:p>39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5" table:formula="of:=[.A401]+1" table:style-name="ce2">
            <text:p>39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6" table:formula="of:=[.A402]+1" table:style-name="ce2">
            <text:p>39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7" table:formula="of:=[.A403]+1" table:style-name="ce2">
            <text:p>39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8" table:formula="of:=[.A404]+1" table:style-name="ce2">
            <text:p>39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399" table:formula="of:=[.A405]+1" table:style-name="ce2">
            <text:p>39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0" table:formula="of:=[.A406]+1" table:style-name="ce2">
            <text:p>40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1" table:formula="of:=[.A407]+1" table:style-name="ce2">
            <text:p>40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2" table:formula="of:=[.A408]+1" table:style-name="ce2">
            <text:p>40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0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3" table:formula="of:=[.A409]+1" table:style-name="ce2">
            <text:p>40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1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4" table:formula="of:=[.A410]+1" table:style-name="ce2">
            <text:p>40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1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5" table:formula="of:=[.A411]+1" table:style-name="ce2">
            <text:p>40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1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6" table:formula="of:=[.A412]+1" table:style-name="ce2">
            <text:p>40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1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7" table:formula="of:=[.A413]+1" table:style-name="ce2">
            <text:p>40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1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8" table:formula="of:=[.A414]+1" table:style-name="ce2">
            <text:p>40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1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09" table:formula="of:=[.A415]+1" table:style-name="ce2">
            <text:p>40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1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10" table:formula="of:=[.A416]+1" table:style-name="ce2">
            <text:p>41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1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11" table:formula="of:=[.A417]+1" table:style-name="ce2">
            <text:p>41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1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12" table:formula="of:=[.A418]+1" table:style-name="ce2">
            <text:p>41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1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13" table:formula="of:=[.A419]+1" table:style-name="ce2">
            <text:p>41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2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14" table:formula="of:=[.A420]+1" table:style-name="ce2">
            <text:p>41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2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15" table:formula="of:=[.A421]+1" table:style-name="ce2">
            <text:p>41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2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16" table:formula="of:=[.A422]+1" table:style-name="ce2">
            <text:p>41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2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17" table:formula="of:=[.A423]+1" table:style-name="ce2">
            <text:p>41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2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18" table:formula="of:=[.A424]+1" table:style-name="ce2">
            <text:p>41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2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19" table:formula="of:=[.A425]+1" table:style-name="ce2">
            <text:p>41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2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20" table:formula="of:=[.A426]+1" table:style-name="ce2">
            <text:p>42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2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21" table:formula="of:=[.A427]+1" table:style-name="ce2">
            <text:p>42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2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22" table:formula="of:=[.A428]+1" table:style-name="ce2">
            <text:p>42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2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23" table:formula="of:=[.A429]+1" table:style-name="ce2">
            <text:p>42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3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24" table:formula="of:=[.A430]+1" table:style-name="ce2">
            <text:p>42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3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25" table:formula="of:=[.A431]+1" table:style-name="ce2">
            <text:p>42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3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26" table:formula="of:=[.A432]+1" table:style-name="ce2">
            <text:p>42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3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27" table:formula="of:=[.A433]+1" table:style-name="ce2">
            <text:p>42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3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28" table:formula="of:=[.A434]+1" table:style-name="ce2">
            <text:p>42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3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29" table:formula="of:=[.A435]+1" table:style-name="ce2">
            <text:p>42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3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30" table:formula="of:=[.A436]+1" table:style-name="ce2">
            <text:p>43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3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31" table:formula="of:=[.A437]+1" table:style-name="ce2">
            <text:p>43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3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32" table:formula="of:=[.A438]+1" table:style-name="ce2">
            <text:p>43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3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33" table:formula="of:=[.A439]+1" table:style-name="ce2">
            <text:p>43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4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34" table:formula="of:=[.A440]+1" table:style-name="ce2">
            <text:p>43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4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35" table:formula="of:=[.A441]+1" table:style-name="ce2">
            <text:p>43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4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36" table:formula="of:=[.A442]+1" table:style-name="ce2">
            <text:p>43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4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37" table:formula="of:=[.A443]+1" table:style-name="ce2">
            <text:p>43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4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38" table:formula="of:=[.A444]+1" table:style-name="ce2">
            <text:p>43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4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39" table:formula="of:=[.A445]+1" table:style-name="ce2">
            <text:p>43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4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40" table:formula="of:=[.A446]+1" table:style-name="ce2">
            <text:p>44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4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41" table:formula="of:=[.A447]+1" table:style-name="ce2">
            <text:p>44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4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42" table:formula="of:=[.A448]+1" table:style-name="ce2">
            <text:p>44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4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43" table:formula="of:=[.A449]+1" table:style-name="ce2">
            <text:p>44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5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44" table:formula="of:=[.A450]+1" table:style-name="ce2">
            <text:p>44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5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45" table:formula="of:=[.A451]+1" table:style-name="ce2">
            <text:p>44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5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46" table:formula="of:=[.A452]+1" table:style-name="ce2">
            <text:p>44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5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47" table:formula="of:=[.A453]+1" table:style-name="ce2">
            <text:p>44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5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48" table:formula="of:=[.A454]+1" table:style-name="ce2">
            <text:p>44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5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49" table:formula="of:=[.A455]+1" table:style-name="ce2">
            <text:p>44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5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50" table:formula="of:=[.A456]+1" table:style-name="ce2">
            <text:p>45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5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51" table:formula="of:=[.A457]+1" table:style-name="ce2">
            <text:p>45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5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52" table:formula="of:=[.A458]+1" table:style-name="ce2">
            <text:p>45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5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53" table:formula="of:=[.A459]+1" table:style-name="ce2">
            <text:p>45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6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54" table:formula="of:=[.A460]+1" table:style-name="ce2">
            <text:p>45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6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55" table:formula="of:=[.A461]+1" table:style-name="ce2">
            <text:p>45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6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56" table:formula="of:=[.A462]+1" table:style-name="ce2">
            <text:p>45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6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57" table:formula="of:=[.A463]+1" table:style-name="ce2">
            <text:p>45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6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58" table:formula="of:=[.A464]+1" table:style-name="ce2">
            <text:p>45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6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59" table:formula="of:=[.A465]+1" table:style-name="ce2">
            <text:p>45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6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60" table:formula="of:=[.A466]+1" table:style-name="ce2">
            <text:p>46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6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61" table:formula="of:=[.A467]+1" table:style-name="ce2">
            <text:p>46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6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62" table:formula="of:=[.A468]+1" table:style-name="ce2">
            <text:p>46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6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63" table:formula="of:=[.A469]+1" table:style-name="ce2">
            <text:p>46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7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64" table:formula="of:=[.A470]+1" table:style-name="ce2">
            <text:p>46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7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65" table:formula="of:=[.A471]+1" table:style-name="ce2">
            <text:p>46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7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66" table:formula="of:=[.A472]+1" table:style-name="ce2">
            <text:p>46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7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67" table:formula="of:=[.A473]+1" table:style-name="ce2">
            <text:p>46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7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68" table:formula="of:=[.A474]+1" table:style-name="ce2">
            <text:p>46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7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69" table:formula="of:=[.A475]+1" table:style-name="ce2">
            <text:p>46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7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70" table:formula="of:=[.A476]+1" table:style-name="ce2">
            <text:p>47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7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71" table:formula="of:=[.A477]+1" table:style-name="ce2">
            <text:p>47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7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72" table:formula="of:=[.A478]+1" table:style-name="ce2">
            <text:p>47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7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73" table:formula="of:=[.A479]+1" table:style-name="ce2">
            <text:p>47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8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74" table:formula="of:=[.A480]+1" table:style-name="ce2">
            <text:p>47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8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75" table:formula="of:=[.A481]+1" table:style-name="ce2">
            <text:p>47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8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76" table:formula="of:=[.A482]+1" table:style-name="ce2">
            <text:p>47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8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77" table:formula="of:=[.A483]+1" table:style-name="ce2">
            <text:p>47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8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78" table:formula="of:=[.A484]+1" table:style-name="ce2">
            <text:p>47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8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79" table:formula="of:=[.A485]+1" table:style-name="ce2">
            <text:p>47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8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80" table:formula="of:=[.A486]+1" table:style-name="ce2">
            <text:p>48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8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81" table:formula="of:=[.A487]+1" table:style-name="ce2">
            <text:p>48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8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82" table:formula="of:=[.A488]+1" table:style-name="ce2">
            <text:p>48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8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83" table:formula="of:=[.A489]+1" table:style-name="ce2">
            <text:p>48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9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84" table:formula="of:=[.A490]+1" table:style-name="ce2">
            <text:p>48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9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85" table:formula="of:=[.A491]+1" table:style-name="ce2">
            <text:p>48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9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86" table:formula="of:=[.A492]+1" table:style-name="ce2">
            <text:p>48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9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87" table:formula="of:=[.A493]+1" table:style-name="ce2">
            <text:p>48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9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88" table:formula="of:=[.A494]+1" table:style-name="ce2">
            <text:p>48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9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89" table:formula="of:=[.A495]+1" table:style-name="ce2">
            <text:p>48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9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90" table:formula="of:=[.A496]+1" table:style-name="ce2">
            <text:p>49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9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91" table:formula="of:=[.A497]+1" table:style-name="ce2">
            <text:p>49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9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92" table:formula="of:=[.A498]+1" table:style-name="ce2">
            <text:p>49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49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93" table:formula="of:=[.A499]+1" table:style-name="ce2">
            <text:p>49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0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94" table:formula="of:=[.A500]+1" table:style-name="ce2">
            <text:p>49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0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95" table:formula="of:=[.A501]+1" table:style-name="ce2">
            <text:p>49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0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96" table:formula="of:=[.A502]+1" table:style-name="ce2">
            <text:p>49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0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97" table:formula="of:=[.A503]+1" table:style-name="ce2">
            <text:p>49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0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98" table:formula="of:=[.A504]+1" table:style-name="ce2">
            <text:p>49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0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499" table:formula="of:=[.A505]+1" table:style-name="ce2">
            <text:p>49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0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00" table:formula="of:=[.A506]+1" table:style-name="ce2">
            <text:p>50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0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01" table:formula="of:=[.A507]+1" table:style-name="ce2">
            <text:p>50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0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02" table:formula="of:=[.A508]+1" table:style-name="ce2">
            <text:p>50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0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03" table:formula="of:=[.A509]+1" table:style-name="ce2">
            <text:p>50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1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04" table:formula="of:=[.A510]+1" table:style-name="ce2">
            <text:p>50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1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05" table:formula="of:=[.A511]+1" table:style-name="ce2">
            <text:p>50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1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06" table:formula="of:=[.A512]+1" table:style-name="ce2">
            <text:p>50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1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07" table:formula="of:=[.A513]+1" table:style-name="ce2">
            <text:p>50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1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08" table:formula="of:=[.A514]+1" table:style-name="ce2">
            <text:p>50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1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09" table:formula="of:=[.A515]+1" table:style-name="ce2">
            <text:p>50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1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10" table:formula="of:=[.A516]+1" table:style-name="ce2">
            <text:p>51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1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11" table:formula="of:=[.A517]+1" table:style-name="ce2">
            <text:p>51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1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12" table:formula="of:=[.A518]+1" table:style-name="ce2">
            <text:p>51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1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13" table:formula="of:=[.A519]+1" table:style-name="ce2">
            <text:p>51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2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14" table:formula="of:=[.A520]+1" table:style-name="ce2">
            <text:p>51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2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15" table:formula="of:=[.A521]+1" table:style-name="ce2">
            <text:p>51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2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16" table:formula="of:=[.A522]+1" table:style-name="ce2">
            <text:p>51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2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17" table:formula="of:=[.A523]+1" table:style-name="ce2">
            <text:p>51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2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18" table:formula="of:=[.A524]+1" table:style-name="ce2">
            <text:p>51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2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19" table:formula="of:=[.A525]+1" table:style-name="ce2">
            <text:p>51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2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20" table:formula="of:=[.A526]+1" table:style-name="ce2">
            <text:p>52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2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21" table:formula="of:=[.A527]+1" table:style-name="ce2">
            <text:p>52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2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22" table:formula="of:=[.A528]+1" table:style-name="ce2">
            <text:p>52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2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23" table:formula="of:=[.A529]+1" table:style-name="ce2">
            <text:p>52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3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24" table:formula="of:=[.A530]+1" table:style-name="ce2">
            <text:p>52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3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25" table:formula="of:=[.A531]+1" table:style-name="ce2">
            <text:p>52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3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26" table:formula="of:=[.A532]+1" table:style-name="ce2">
            <text:p>52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3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27" table:formula="of:=[.A533]+1" table:style-name="ce2">
            <text:p>52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3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28" table:formula="of:=[.A534]+1" table:style-name="ce2">
            <text:p>52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3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29" table:formula="of:=[.A535]+1" table:style-name="ce2">
            <text:p>52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3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30" table:formula="of:=[.A536]+1" table:style-name="ce2">
            <text:p>53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3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31" table:formula="of:=[.A537]+1" table:style-name="ce2">
            <text:p>53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3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32" table:formula="of:=[.A538]+1" table:style-name="ce2">
            <text:p>53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3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33" table:formula="of:=[.A539]+1" table:style-name="ce2">
            <text:p>53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4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34" table:formula="of:=[.A540]+1" table:style-name="ce2">
            <text:p>53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4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35" table:formula="of:=[.A541]+1" table:style-name="ce2">
            <text:p>53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4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36" table:formula="of:=[.A542]+1" table:style-name="ce2">
            <text:p>53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4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37" table:formula="of:=[.A543]+1" table:style-name="ce2">
            <text:p>53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4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38" table:formula="of:=[.A544]+1" table:style-name="ce2">
            <text:p>53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4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39" table:formula="of:=[.A545]+1" table:style-name="ce2">
            <text:p>53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4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40" table:formula="of:=[.A546]+1" table:style-name="ce2">
            <text:p>54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4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41" table:formula="of:=[.A547]+1" table:style-name="ce2">
            <text:p>54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4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42" table:formula="of:=[.A548]+1" table:style-name="ce2">
            <text:p>54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4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43" table:formula="of:=[.A549]+1" table:style-name="ce2">
            <text:p>54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5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44" table:formula="of:=[.A550]+1" table:style-name="ce2">
            <text:p>54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5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45" table:formula="of:=[.A551]+1" table:style-name="ce2">
            <text:p>54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5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46" table:formula="of:=[.A552]+1" table:style-name="ce2">
            <text:p>54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5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47" table:formula="of:=[.A553]+1" table:style-name="ce2">
            <text:p>54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5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48" table:formula="of:=[.A554]+1" table:style-name="ce2">
            <text:p>54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5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49" table:formula="of:=[.A555]+1" table:style-name="ce2">
            <text:p>54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5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50" table:formula="of:=[.A556]+1" table:style-name="ce2">
            <text:p>55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5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51" table:formula="of:=[.A557]+1" table:style-name="ce2">
            <text:p>55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5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52" table:formula="of:=[.A558]+1" table:style-name="ce2">
            <text:p>55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5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53" table:formula="of:=[.A559]+1" table:style-name="ce2">
            <text:p>55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6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54" table:formula="of:=[.A560]+1" table:style-name="ce2">
            <text:p>55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6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55" table:formula="of:=[.A561]+1" table:style-name="ce2">
            <text:p>55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6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56" table:formula="of:=[.A562]+1" table:style-name="ce2">
            <text:p>55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6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57" table:formula="of:=[.A563]+1" table:style-name="ce2">
            <text:p>55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6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58" table:formula="of:=[.A564]+1" table:style-name="ce2">
            <text:p>55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6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59" table:formula="of:=[.A565]+1" table:style-name="ce2">
            <text:p>55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6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60" table:formula="of:=[.A566]+1" table:style-name="ce2">
            <text:p>56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6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61" table:formula="of:=[.A567]+1" table:style-name="ce2">
            <text:p>56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6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62" table:formula="of:=[.A568]+1" table:style-name="ce2">
            <text:p>56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6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63" table:formula="of:=[.A569]+1" table:style-name="ce2">
            <text:p>56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7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64" table:formula="of:=[.A570]+1" table:style-name="ce2">
            <text:p>56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7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65" table:formula="of:=[.A571]+1" table:style-name="ce2">
            <text:p>56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7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66" table:formula="of:=[.A572]+1" table:style-name="ce2">
            <text:p>56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7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67" table:formula="of:=[.A573]+1" table:style-name="ce2">
            <text:p>56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7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68" table:formula="of:=[.A574]+1" table:style-name="ce2">
            <text:p>56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7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69" table:formula="of:=[.A575]+1" table:style-name="ce2">
            <text:p>56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7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70" table:formula="of:=[.A576]+1" table:style-name="ce2">
            <text:p>57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7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71" table:formula="of:=[.A577]+1" table:style-name="ce2">
            <text:p>57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7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72" table:formula="of:=[.A578]+1" table:style-name="ce2">
            <text:p>57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7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73" table:formula="of:=[.A579]+1" table:style-name="ce2">
            <text:p>57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8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74" table:formula="of:=[.A580]+1" table:style-name="ce2">
            <text:p>57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8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75" table:formula="of:=[.A581]+1" table:style-name="ce2">
            <text:p>57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8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76" table:formula="of:=[.A582]+1" table:style-name="ce2">
            <text:p>57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8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77" table:formula="of:=[.A583]+1" table:style-name="ce2">
            <text:p>57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8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78" table:formula="of:=[.A584]+1" table:style-name="ce2">
            <text:p>57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8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79" table:formula="of:=[.A585]+1" table:style-name="ce2">
            <text:p>57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8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80" table:formula="of:=[.A586]+1" table:style-name="ce2">
            <text:p>58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8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81" table:formula="of:=[.A587]+1" table:style-name="ce2">
            <text:p>58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8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82" table:formula="of:=[.A588]+1" table:style-name="ce2">
            <text:p>58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8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83" table:formula="of:=[.A589]+1" table:style-name="ce2">
            <text:p>58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9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84" table:formula="of:=[.A590]+1" table:style-name="ce2">
            <text:p>58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9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85" table:formula="of:=[.A591]+1" table:style-name="ce2">
            <text:p>58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9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86" table:formula="of:=[.A592]+1" table:style-name="ce2">
            <text:p>58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9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87" table:formula="of:=[.A593]+1" table:style-name="ce2">
            <text:p>58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9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88" table:formula="of:=[.A594]+1" table:style-name="ce2">
            <text:p>58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9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89" table:formula="of:=[.A595]+1" table:style-name="ce2">
            <text:p>58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9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90" table:formula="of:=[.A596]+1" table:style-name="ce2">
            <text:p>59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9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91" table:formula="of:=[.A597]+1" table:style-name="ce2">
            <text:p>59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9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92" table:formula="of:=[.A598]+1" table:style-name="ce2">
            <text:p>59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59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93" table:formula="of:=[.A599]+1" table:style-name="ce2">
            <text:p>59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0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94" table:formula="of:=[.A600]+1" table:style-name="ce2">
            <text:p>59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0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95" table:formula="of:=[.A601]+1" table:style-name="ce2">
            <text:p>59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0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96" table:formula="of:=[.A602]+1" table:style-name="ce2">
            <text:p>59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0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97" table:formula="of:=[.A603]+1" table:style-name="ce2">
            <text:p>59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0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98" table:formula="of:=[.A604]+1" table:style-name="ce2">
            <text:p>59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0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599" table:formula="of:=[.A605]+1" table:style-name="ce2">
            <text:p>59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0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00" table:formula="of:=[.A606]+1" table:style-name="ce2">
            <text:p>60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0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01" table:formula="of:=[.A607]+1" table:style-name="ce2">
            <text:p>60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0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02" table:formula="of:=[.A608]+1" table:style-name="ce2">
            <text:p>60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0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03" table:formula="of:=[.A609]+1" table:style-name="ce2">
            <text:p>60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1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04" table:formula="of:=[.A610]+1" table:style-name="ce2">
            <text:p>60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1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05" table:formula="of:=[.A611]+1" table:style-name="ce2">
            <text:p>60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1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06" table:formula="of:=[.A612]+1" table:style-name="ce2">
            <text:p>60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1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07" table:formula="of:=[.A613]+1" table:style-name="ce2">
            <text:p>60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1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08" table:formula="of:=[.A614]+1" table:style-name="ce2">
            <text:p>60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1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09" table:formula="of:=[.A615]+1" table:style-name="ce2">
            <text:p>60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1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10" table:formula="of:=[.A616]+1" table:style-name="ce2">
            <text:p>61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1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11" table:formula="of:=[.A617]+1" table:style-name="ce2">
            <text:p>61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1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12" table:formula="of:=[.A618]+1" table:style-name="ce2">
            <text:p>61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1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13" table:formula="of:=[.A619]+1" table:style-name="ce2">
            <text:p>61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2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14" table:formula="of:=[.A620]+1" table:style-name="ce2">
            <text:p>61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2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15" table:formula="of:=[.A621]+1" table:style-name="ce2">
            <text:p>61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2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16" table:formula="of:=[.A622]+1" table:style-name="ce2">
            <text:p>61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2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17" table:formula="of:=[.A623]+1" table:style-name="ce2">
            <text:p>61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2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18" table:formula="of:=[.A624]+1" table:style-name="ce2">
            <text:p>61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2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19" table:formula="of:=[.A625]+1" table:style-name="ce2">
            <text:p>61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2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20" table:formula="of:=[.A626]+1" table:style-name="ce2">
            <text:p>62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2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21" table:formula="of:=[.A627]+1" table:style-name="ce2">
            <text:p>62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2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22" table:formula="of:=[.A628]+1" table:style-name="ce2">
            <text:p>62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2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23" table:formula="of:=[.A629]+1" table:style-name="ce2">
            <text:p>62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3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24" table:formula="of:=[.A630]+1" table:style-name="ce2">
            <text:p>62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3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25" table:formula="of:=[.A631]+1" table:style-name="ce2">
            <text:p>62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3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26" table:formula="of:=[.A632]+1" table:style-name="ce2">
            <text:p>62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3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27" table:formula="of:=[.A633]+1" table:style-name="ce2">
            <text:p>62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3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28" table:formula="of:=[.A634]+1" table:style-name="ce2">
            <text:p>62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3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29" table:formula="of:=[.A635]+1" table:style-name="ce2">
            <text:p>62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3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30" table:formula="of:=[.A636]+1" table:style-name="ce2">
            <text:p>63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3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31" table:formula="of:=[.A637]+1" table:style-name="ce2">
            <text:p>63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3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32" table:formula="of:=[.A638]+1" table:style-name="ce2">
            <text:p>63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3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33" table:formula="of:=[.A639]+1" table:style-name="ce2">
            <text:p>63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4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34" table:formula="of:=[.A640]+1" table:style-name="ce2">
            <text:p>63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4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35" table:formula="of:=[.A641]+1" table:style-name="ce2">
            <text:p>63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4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36" table:formula="of:=[.A642]+1" table:style-name="ce2">
            <text:p>63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4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37" table:formula="of:=[.A643]+1" table:style-name="ce2">
            <text:p>63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4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38" table:formula="of:=[.A644]+1" table:style-name="ce2">
            <text:p>63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4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39" table:formula="of:=[.A645]+1" table:style-name="ce2">
            <text:p>63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4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40" table:formula="of:=[.A646]+1" table:style-name="ce2">
            <text:p>64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4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41" table:formula="of:=[.A647]+1" table:style-name="ce2">
            <text:p>64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4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42" table:formula="of:=[.A648]+1" table:style-name="ce2">
            <text:p>64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4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43" table:formula="of:=[.A649]+1" table:style-name="ce2">
            <text:p>64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5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44" table:formula="of:=[.A650]+1" table:style-name="ce2">
            <text:p>64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5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45" table:formula="of:=[.A651]+1" table:style-name="ce2">
            <text:p>64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5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46" table:formula="of:=[.A652]+1" table:style-name="ce2">
            <text:p>64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5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47" table:formula="of:=[.A653]+1" table:style-name="ce2">
            <text:p>64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5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48" table:formula="of:=[.A654]+1" table:style-name="ce2">
            <text:p>64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5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49" table:formula="of:=[.A655]+1" table:style-name="ce2">
            <text:p>64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5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50" table:formula="of:=[.A656]+1" table:style-name="ce2">
            <text:p>65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5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51" table:formula="of:=[.A657]+1" table:style-name="ce2">
            <text:p>65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5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52" table:formula="of:=[.A658]+1" table:style-name="ce2">
            <text:p>65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5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53" table:formula="of:=[.A659]+1" table:style-name="ce2">
            <text:p>65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6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54" table:formula="of:=[.A660]+1" table:style-name="ce2">
            <text:p>65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6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55" table:formula="of:=[.A661]+1" table:style-name="ce2">
            <text:p>65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6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56" table:formula="of:=[.A662]+1" table:style-name="ce2">
            <text:p>65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6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57" table:formula="of:=[.A663]+1" table:style-name="ce2">
            <text:p>65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6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58" table:formula="of:=[.A664]+1" table:style-name="ce2">
            <text:p>65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6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59" table:formula="of:=[.A665]+1" table:style-name="ce2">
            <text:p>65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6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60" table:formula="of:=[.A666]+1" table:style-name="ce2">
            <text:p>66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6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61" table:formula="of:=[.A667]+1" table:style-name="ce2">
            <text:p>66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6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62" table:formula="of:=[.A668]+1" table:style-name="ce2">
            <text:p>66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6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63" table:formula="of:=[.A669]+1" table:style-name="ce2">
            <text:p>66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7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64" table:formula="of:=[.A670]+1" table:style-name="ce2">
            <text:p>66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7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65" table:formula="of:=[.A671]+1" table:style-name="ce2">
            <text:p>66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7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66" table:formula="of:=[.A672]+1" table:style-name="ce2">
            <text:p>66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7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67" table:formula="of:=[.A673]+1" table:style-name="ce2">
            <text:p>66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7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68" table:formula="of:=[.A674]+1" table:style-name="ce2">
            <text:p>66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7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69" table:formula="of:=[.A675]+1" table:style-name="ce2">
            <text:p>66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7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70" table:formula="of:=[.A676]+1" table:style-name="ce2">
            <text:p>67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7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71" table:formula="of:=[.A677]+1" table:style-name="ce2">
            <text:p>67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7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72" table:formula="of:=[.A678]+1" table:style-name="ce2">
            <text:p>67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7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73" table:formula="of:=[.A679]+1" table:style-name="ce2">
            <text:p>67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8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74" table:formula="of:=[.A680]+1" table:style-name="ce2">
            <text:p>67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8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75" table:formula="of:=[.A681]+1" table:style-name="ce2">
            <text:p>67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8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76" table:formula="of:=[.A682]+1" table:style-name="ce2">
            <text:p>67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8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77" table:formula="of:=[.A683]+1" table:style-name="ce2">
            <text:p>67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8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78" table:formula="of:=[.A684]+1" table:style-name="ce2">
            <text:p>67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8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79" table:formula="of:=[.A685]+1" table:style-name="ce2">
            <text:p>67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8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80" table:formula="of:=[.A686]+1" table:style-name="ce2">
            <text:p>68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8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81" table:formula="of:=[.A687]+1" table:style-name="ce2">
            <text:p>68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8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82" table:formula="of:=[.A688]+1" table:style-name="ce2">
            <text:p>68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8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83" table:formula="of:=[.A689]+1" table:style-name="ce2">
            <text:p>68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9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84" table:formula="of:=[.A690]+1" table:style-name="ce2">
            <text:p>68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9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85" table:formula="of:=[.A691]+1" table:style-name="ce2">
            <text:p>68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9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86" table:formula="of:=[.A692]+1" table:style-name="ce2">
            <text:p>68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9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87" table:formula="of:=[.A693]+1" table:style-name="ce2">
            <text:p>68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9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88" table:formula="of:=[.A694]+1" table:style-name="ce2">
            <text:p>68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9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89" table:formula="of:=[.A695]+1" table:style-name="ce2">
            <text:p>68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9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90" table:formula="of:=[.A696]+1" table:style-name="ce2">
            <text:p>69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9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91" table:formula="of:=[.A697]+1" table:style-name="ce2">
            <text:p>69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9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92" table:formula="of:=[.A698]+1" table:style-name="ce2">
            <text:p>69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69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93" table:formula="of:=[.A699]+1" table:style-name="ce2">
            <text:p>69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0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94" table:formula="of:=[.A700]+1" table:style-name="ce2">
            <text:p>69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0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95" table:formula="of:=[.A701]+1" table:style-name="ce2">
            <text:p>69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0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96" table:formula="of:=[.A702]+1" table:style-name="ce2">
            <text:p>69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0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97" table:formula="of:=[.A703]+1" table:style-name="ce2">
            <text:p>69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0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98" table:formula="of:=[.A704]+1" table:style-name="ce2">
            <text:p>69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0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699" table:formula="of:=[.A705]+1" table:style-name="ce2">
            <text:p>69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0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00" table:formula="of:=[.A706]+1" table:style-name="ce2">
            <text:p>70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0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01" table:formula="of:=[.A707]+1" table:style-name="ce2">
            <text:p>70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0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02" table:formula="of:=[.A708]+1" table:style-name="ce2">
            <text:p>70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0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03" table:formula="of:=[.A709]+1" table:style-name="ce2">
            <text:p>70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1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04" table:formula="of:=[.A710]+1" table:style-name="ce2">
            <text:p>70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1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05" table:formula="of:=[.A711]+1" table:style-name="ce2">
            <text:p>70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1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06" table:formula="of:=[.A712]+1" table:style-name="ce2">
            <text:p>70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1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07" table:formula="of:=[.A713]+1" table:style-name="ce2">
            <text:p>70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1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08" table:formula="of:=[.A714]+1" table:style-name="ce2">
            <text:p>70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1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09" table:formula="of:=[.A715]+1" table:style-name="ce2">
            <text:p>70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1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10" table:formula="of:=[.A716]+1" table:style-name="ce2">
            <text:p>71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1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11" table:formula="of:=[.A717]+1" table:style-name="ce2">
            <text:p>71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1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12" table:formula="of:=[.A718]+1" table:style-name="ce2">
            <text:p>71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1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13" table:formula="of:=[.A719]+1" table:style-name="ce2">
            <text:p>71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2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14" table:formula="of:=[.A720]+1" table:style-name="ce2">
            <text:p>71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2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15" table:formula="of:=[.A721]+1" table:style-name="ce2">
            <text:p>71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2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16" table:formula="of:=[.A722]+1" table:style-name="ce2">
            <text:p>71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2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17" table:formula="of:=[.A723]+1" table:style-name="ce2">
            <text:p>71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2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18" table:formula="of:=[.A724]+1" table:style-name="ce2">
            <text:p>71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2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19" table:formula="of:=[.A725]+1" table:style-name="ce2">
            <text:p>71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2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20" table:formula="of:=[.A726]+1" table:style-name="ce2">
            <text:p>72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2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21" table:formula="of:=[.A727]+1" table:style-name="ce2">
            <text:p>72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2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22" table:formula="of:=[.A728]+1" table:style-name="ce2">
            <text:p>72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2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23" table:formula="of:=[.A729]+1" table:style-name="ce2">
            <text:p>72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3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24" table:formula="of:=[.A730]+1" table:style-name="ce2">
            <text:p>72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3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25" table:formula="of:=[.A731]+1" table:style-name="ce2">
            <text:p>72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3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26" table:formula="of:=[.A732]+1" table:style-name="ce2">
            <text:p>72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3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27" table:formula="of:=[.A733]+1" table:style-name="ce2">
            <text:p>72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3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28" table:formula="of:=[.A734]+1" table:style-name="ce2">
            <text:p>72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3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29" table:formula="of:=[.A735]+1" table:style-name="ce2">
            <text:p>72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3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30" table:formula="of:=[.A736]+1" table:style-name="ce2">
            <text:p>73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3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31" table:formula="of:=[.A737]+1" table:style-name="ce2">
            <text:p>73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3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32" table:formula="of:=[.A738]+1" table:style-name="ce2">
            <text:p>73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3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33" table:formula="of:=[.A739]+1" table:style-name="ce2">
            <text:p>73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4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34" table:formula="of:=[.A740]+1" table:style-name="ce2">
            <text:p>73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4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35" table:formula="of:=[.A741]+1" table:style-name="ce2">
            <text:p>73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4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36" table:formula="of:=[.A742]+1" table:style-name="ce2">
            <text:p>73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4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37" table:formula="of:=[.A743]+1" table:style-name="ce2">
            <text:p>73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4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38" table:formula="of:=[.A744]+1" table:style-name="ce2">
            <text:p>73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4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39" table:formula="of:=[.A745]+1" table:style-name="ce2">
            <text:p>73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4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40" table:formula="of:=[.A746]+1" table:style-name="ce2">
            <text:p>74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4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41" table:formula="of:=[.A747]+1" table:style-name="ce2">
            <text:p>74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4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42" table:formula="of:=[.A748]+1" table:style-name="ce2">
            <text:p>74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4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43" table:formula="of:=[.A749]+1" table:style-name="ce2">
            <text:p>74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5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44" table:formula="of:=[.A750]+1" table:style-name="ce2">
            <text:p>74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5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45" table:formula="of:=[.A751]+1" table:style-name="ce2">
            <text:p>74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5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46" table:formula="of:=[.A752]+1" table:style-name="ce2">
            <text:p>74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5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47" table:formula="of:=[.A753]+1" table:style-name="ce2">
            <text:p>74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5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48" table:formula="of:=[.A754]+1" table:style-name="ce2">
            <text:p>74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5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49" table:formula="of:=[.A755]+1" table:style-name="ce2">
            <text:p>74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5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50" table:formula="of:=[.A756]+1" table:style-name="ce2">
            <text:p>75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5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51" table:formula="of:=[.A757]+1" table:style-name="ce2">
            <text:p>75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5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52" table:formula="of:=[.A758]+1" table:style-name="ce2">
            <text:p>75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5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53" table:formula="of:=[.A759]+1" table:style-name="ce2">
            <text:p>75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6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54" table:formula="of:=[.A760]+1" table:style-name="ce2">
            <text:p>75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6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55" table:formula="of:=[.A761]+1" table:style-name="ce2">
            <text:p>75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6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56" table:formula="of:=[.A762]+1" table:style-name="ce2">
            <text:p>75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6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57" table:formula="of:=[.A763]+1" table:style-name="ce2">
            <text:p>75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6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58" table:formula="of:=[.A764]+1" table:style-name="ce2">
            <text:p>75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6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59" table:formula="of:=[.A765]+1" table:style-name="ce2">
            <text:p>75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6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60" table:formula="of:=[.A766]+1" table:style-name="ce2">
            <text:p>76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6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61" table:formula="of:=[.A767]+1" table:style-name="ce2">
            <text:p>76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6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62" table:formula="of:=[.A768]+1" table:style-name="ce2">
            <text:p>76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6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63" table:formula="of:=[.A769]+1" table:style-name="ce2">
            <text:p>76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7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64" table:formula="of:=[.A770]+1" table:style-name="ce2">
            <text:p>76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7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65" table:formula="of:=[.A771]+1" table:style-name="ce2">
            <text:p>76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7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66" table:formula="of:=[.A772]+1" table:style-name="ce2">
            <text:p>76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7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67" table:formula="of:=[.A773]+1" table:style-name="ce2">
            <text:p>76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7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68" table:formula="of:=[.A774]+1" table:style-name="ce2">
            <text:p>76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7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69" table:formula="of:=[.A775]+1" table:style-name="ce2">
            <text:p>76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7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70" table:formula="of:=[.A776]+1" table:style-name="ce2">
            <text:p>77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7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71" table:formula="of:=[.A777]+1" table:style-name="ce2">
            <text:p>77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7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72" table:formula="of:=[.A778]+1" table:style-name="ce2">
            <text:p>77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7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73" table:formula="of:=[.A779]+1" table:style-name="ce2">
            <text:p>77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8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74" table:formula="of:=[.A780]+1" table:style-name="ce2">
            <text:p>77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8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75" table:formula="of:=[.A781]+1" table:style-name="ce2">
            <text:p>77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8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76" table:formula="of:=[.A782]+1" table:style-name="ce2">
            <text:p>77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8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77" table:formula="of:=[.A783]+1" table:style-name="ce2">
            <text:p>77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8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78" table:formula="of:=[.A784]+1" table:style-name="ce2">
            <text:p>77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8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79" table:formula="of:=[.A785]+1" table:style-name="ce2">
            <text:p>77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8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80" table:formula="of:=[.A786]+1" table:style-name="ce2">
            <text:p>78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8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81" table:formula="of:=[.A787]+1" table:style-name="ce2">
            <text:p>78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8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82" table:formula="of:=[.A788]+1" table:style-name="ce2">
            <text:p>78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8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83" table:formula="of:=[.A789]+1" table:style-name="ce2">
            <text:p>78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9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84" table:formula="of:=[.A790]+1" table:style-name="ce2">
            <text:p>78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9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85" table:formula="of:=[.A791]+1" table:style-name="ce2">
            <text:p>78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9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86" table:formula="of:=[.A792]+1" table:style-name="ce2">
            <text:p>78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9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87" table:formula="of:=[.A793]+1" table:style-name="ce2">
            <text:p>78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9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88" table:formula="of:=[.A794]+1" table:style-name="ce2">
            <text:p>78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9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89" table:formula="of:=[.A795]+1" table:style-name="ce2">
            <text:p>78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9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90" table:formula="of:=[.A796]+1" table:style-name="ce2">
            <text:p>79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9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91" table:formula="of:=[.A797]+1" table:style-name="ce2">
            <text:p>79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9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92" table:formula="of:=[.A798]+1" table:style-name="ce2">
            <text:p>79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79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93" table:formula="of:=[.A799]+1" table:style-name="ce2">
            <text:p>79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0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94" table:formula="of:=[.A800]+1" table:style-name="ce2">
            <text:p>79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0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95" table:formula="of:=[.A801]+1" table:style-name="ce2">
            <text:p>79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0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96" table:formula="of:=[.A802]+1" table:style-name="ce2">
            <text:p>79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0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97" table:formula="of:=[.A803]+1" table:style-name="ce2">
            <text:p>79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0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98" table:formula="of:=[.A804]+1" table:style-name="ce2">
            <text:p>79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0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799" table:formula="of:=[.A805]+1" table:style-name="ce2">
            <text:p>79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0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00" table:formula="of:=[.A806]+1" table:style-name="ce2">
            <text:p>80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0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01" table:formula="of:=[.A807]+1" table:style-name="ce2">
            <text:p>80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0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02" table:formula="of:=[.A808]+1" table:style-name="ce2">
            <text:p>80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0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03" table:formula="of:=[.A809]+1" table:style-name="ce2">
            <text:p>80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1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04" table:formula="of:=[.A810]+1" table:style-name="ce2">
            <text:p>80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1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05" table:formula="of:=[.A811]+1" table:style-name="ce2">
            <text:p>80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1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06" table:formula="of:=[.A812]+1" table:style-name="ce2">
            <text:p>80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1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07" table:formula="of:=[.A813]+1" table:style-name="ce2">
            <text:p>80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1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08" table:formula="of:=[.A814]+1" table:style-name="ce2">
            <text:p>80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1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09" table:formula="of:=[.A815]+1" table:style-name="ce2">
            <text:p>80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1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10" table:formula="of:=[.A816]+1" table:style-name="ce2">
            <text:p>81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1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11" table:formula="of:=[.A817]+1" table:style-name="ce2">
            <text:p>81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1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12" table:formula="of:=[.A818]+1" table:style-name="ce2">
            <text:p>81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1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13" table:formula="of:=[.A819]+1" table:style-name="ce2">
            <text:p>81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2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14" table:formula="of:=[.A820]+1" table:style-name="ce2">
            <text:p>81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2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15" table:formula="of:=[.A821]+1" table:style-name="ce2">
            <text:p>81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2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16" table:formula="of:=[.A822]+1" table:style-name="ce2">
            <text:p>81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2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17" table:formula="of:=[.A823]+1" table:style-name="ce2">
            <text:p>81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2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18" table:formula="of:=[.A824]+1" table:style-name="ce2">
            <text:p>81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2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19" table:formula="of:=[.A825]+1" table:style-name="ce2">
            <text:p>81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2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20" table:formula="of:=[.A826]+1" table:style-name="ce2">
            <text:p>82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2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21" table:formula="of:=[.A827]+1" table:style-name="ce2">
            <text:p>82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2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22" table:formula="of:=[.A828]+1" table:style-name="ce2">
            <text:p>82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2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23" table:formula="of:=[.A829]+1" table:style-name="ce2">
            <text:p>82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3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24" table:formula="of:=[.A830]+1" table:style-name="ce2">
            <text:p>82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3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25" table:formula="of:=[.A831]+1" table:style-name="ce2">
            <text:p>82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3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26" table:formula="of:=[.A832]+1" table:style-name="ce2">
            <text:p>82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3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27" table:formula="of:=[.A833]+1" table:style-name="ce2">
            <text:p>82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3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28" table:formula="of:=[.A834]+1" table:style-name="ce2">
            <text:p>82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3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29" table:formula="of:=[.A835]+1" table:style-name="ce2">
            <text:p>82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3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30" table:formula="of:=[.A836]+1" table:style-name="ce2">
            <text:p>83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3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31" table:formula="of:=[.A837]+1" table:style-name="ce2">
            <text:p>83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3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32" table:formula="of:=[.A838]+1" table:style-name="ce2">
            <text:p>83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3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33" table:formula="of:=[.A839]+1" table:style-name="ce2">
            <text:p>83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4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34" table:formula="of:=[.A840]+1" table:style-name="ce2">
            <text:p>83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4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35" table:formula="of:=[.A841]+1" table:style-name="ce2">
            <text:p>83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4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36" table:formula="of:=[.A842]+1" table:style-name="ce2">
            <text:p>83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4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37" table:formula="of:=[.A843]+1" table:style-name="ce2">
            <text:p>83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4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38" table:formula="of:=[.A844]+1" table:style-name="ce2">
            <text:p>83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4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39" table:formula="of:=[.A845]+1" table:style-name="ce2">
            <text:p>83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4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40" table:formula="of:=[.A846]+1" table:style-name="ce2">
            <text:p>84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4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41" table:formula="of:=[.A847]+1" table:style-name="ce2">
            <text:p>84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4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42" table:formula="of:=[.A848]+1" table:style-name="ce2">
            <text:p>84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4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43" table:formula="of:=[.A849]+1" table:style-name="ce2">
            <text:p>84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5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44" table:formula="of:=[.A850]+1" table:style-name="ce2">
            <text:p>84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5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45" table:formula="of:=[.A851]+1" table:style-name="ce2">
            <text:p>84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5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46" table:formula="of:=[.A852]+1" table:style-name="ce2">
            <text:p>84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5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47" table:formula="of:=[.A853]+1" table:style-name="ce2">
            <text:p>84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5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48" table:formula="of:=[.A854]+1" table:style-name="ce2">
            <text:p>84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5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49" table:formula="of:=[.A855]+1" table:style-name="ce2">
            <text:p>84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5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50" table:formula="of:=[.A856]+1" table:style-name="ce2">
            <text:p>85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5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51" table:formula="of:=[.A857]+1" table:style-name="ce2">
            <text:p>85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5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52" table:formula="of:=[.A858]+1" table:style-name="ce2">
            <text:p>85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5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53" table:formula="of:=[.A859]+1" table:style-name="ce2">
            <text:p>85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6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54" table:formula="of:=[.A860]+1" table:style-name="ce2">
            <text:p>85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6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55" table:formula="of:=[.A861]+1" table:style-name="ce2">
            <text:p>85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6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56" table:formula="of:=[.A862]+1" table:style-name="ce2">
            <text:p>85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6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57" table:formula="of:=[.A863]+1" table:style-name="ce2">
            <text:p>85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6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58" table:formula="of:=[.A864]+1" table:style-name="ce2">
            <text:p>85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6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59" table:formula="of:=[.A865]+1" table:style-name="ce2">
            <text:p>85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6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60" table:formula="of:=[.A866]+1" table:style-name="ce2">
            <text:p>86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6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61" table:formula="of:=[.A867]+1" table:style-name="ce2">
            <text:p>86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6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62" table:formula="of:=[.A868]+1" table:style-name="ce2">
            <text:p>86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6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63" table:formula="of:=[.A869]+1" table:style-name="ce2">
            <text:p>86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7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64" table:formula="of:=[.A870]+1" table:style-name="ce2">
            <text:p>86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7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65" table:formula="of:=[.A871]+1" table:style-name="ce2">
            <text:p>86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7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66" table:formula="of:=[.A872]+1" table:style-name="ce2">
            <text:p>86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7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67" table:formula="of:=[.A873]+1" table:style-name="ce2">
            <text:p>86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7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68" table:formula="of:=[.A874]+1" table:style-name="ce2">
            <text:p>86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7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69" table:formula="of:=[.A875]+1" table:style-name="ce2">
            <text:p>86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7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70" table:formula="of:=[.A876]+1" table:style-name="ce2">
            <text:p>87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7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71" table:formula="of:=[.A877]+1" table:style-name="ce2">
            <text:p>87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7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72" table:formula="of:=[.A878]+1" table:style-name="ce2">
            <text:p>87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7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73" table:formula="of:=[.A879]+1" table:style-name="ce2">
            <text:p>87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8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74" table:formula="of:=[.A880]+1" table:style-name="ce2">
            <text:p>87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8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75" table:formula="of:=[.A881]+1" table:style-name="ce2">
            <text:p>87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8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76" table:formula="of:=[.A882]+1" table:style-name="ce2">
            <text:p>87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8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77" table:formula="of:=[.A883]+1" table:style-name="ce2">
            <text:p>87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8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78" table:formula="of:=[.A884]+1" table:style-name="ce2">
            <text:p>87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8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79" table:formula="of:=[.A885]+1" table:style-name="ce2">
            <text:p>87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8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80" table:formula="of:=[.A886]+1" table:style-name="ce2">
            <text:p>88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8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81" table:formula="of:=[.A887]+1" table:style-name="ce2">
            <text:p>88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8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82" table:formula="of:=[.A888]+1" table:style-name="ce2">
            <text:p>88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8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83" table:formula="of:=[.A889]+1" table:style-name="ce2">
            <text:p>88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9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84" table:formula="of:=[.A890]+1" table:style-name="ce2">
            <text:p>88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9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85" table:formula="of:=[.A891]+1" table:style-name="ce2">
            <text:p>88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9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86" table:formula="of:=[.A892]+1" table:style-name="ce2">
            <text:p>88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9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87" table:formula="of:=[.A893]+1" table:style-name="ce2">
            <text:p>88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9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88" table:formula="of:=[.A894]+1" table:style-name="ce2">
            <text:p>88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9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89" table:formula="of:=[.A895]+1" table:style-name="ce2">
            <text:p>88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9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90" table:formula="of:=[.A896]+1" table:style-name="ce2">
            <text:p>89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9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91" table:formula="of:=[.A897]+1" table:style-name="ce2">
            <text:p>89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9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92" table:formula="of:=[.A898]+1" table:style-name="ce2">
            <text:p>89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89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93" table:formula="of:=[.A899]+1" table:style-name="ce2">
            <text:p>89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0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94" table:formula="of:=[.A900]+1" table:style-name="ce2">
            <text:p>89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0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95" table:formula="of:=[.A901]+1" table:style-name="ce2">
            <text:p>89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0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96" table:formula="of:=[.A902]+1" table:style-name="ce2">
            <text:p>89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0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97" table:formula="of:=[.A903]+1" table:style-name="ce2">
            <text:p>89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0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98" table:formula="of:=[.A904]+1" table:style-name="ce2">
            <text:p>89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0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899" table:formula="of:=[.A905]+1" table:style-name="ce2">
            <text:p>89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0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00" table:formula="of:=[.A906]+1" table:style-name="ce2">
            <text:p>90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0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01" table:formula="of:=[.A907]+1" table:style-name="ce2">
            <text:p>90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0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02" table:formula="of:=[.A908]+1" table:style-name="ce2">
            <text:p>90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0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03" table:formula="of:=[.A909]+1" table:style-name="ce2">
            <text:p>90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1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04" table:formula="of:=[.A910]+1" table:style-name="ce2">
            <text:p>90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1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05" table:formula="of:=[.A911]+1" table:style-name="ce2">
            <text:p>90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1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06" table:formula="of:=[.A912]+1" table:style-name="ce2">
            <text:p>90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1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07" table:formula="of:=[.A913]+1" table:style-name="ce2">
            <text:p>90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1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08" table:formula="of:=[.A914]+1" table:style-name="ce2">
            <text:p>90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1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09" table:formula="of:=[.A915]+1" table:style-name="ce2">
            <text:p>90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1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10" table:formula="of:=[.A916]+1" table:style-name="ce2">
            <text:p>91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1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11" table:formula="of:=[.A917]+1" table:style-name="ce2">
            <text:p>91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1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12" table:formula="of:=[.A918]+1" table:style-name="ce2">
            <text:p>91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1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13" table:formula="of:=[.A919]+1" table:style-name="ce2">
            <text:p>91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2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14" table:formula="of:=[.A920]+1" table:style-name="ce2">
            <text:p>91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2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15" table:formula="of:=[.A921]+1" table:style-name="ce2">
            <text:p>91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2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16" table:formula="of:=[.A922]+1" table:style-name="ce2">
            <text:p>91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2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17" table:formula="of:=[.A923]+1" table:style-name="ce2">
            <text:p>91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2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18" table:formula="of:=[.A924]+1" table:style-name="ce2">
            <text:p>91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2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19" table:formula="of:=[.A925]+1" table:style-name="ce2">
            <text:p>91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2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20" table:formula="of:=[.A926]+1" table:style-name="ce2">
            <text:p>92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2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21" table:formula="of:=[.A927]+1" table:style-name="ce2">
            <text:p>92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2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22" table:formula="of:=[.A928]+1" table:style-name="ce2">
            <text:p>92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2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23" table:formula="of:=[.A929]+1" table:style-name="ce2">
            <text:p>92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3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24" table:formula="of:=[.A930]+1" table:style-name="ce2">
            <text:p>92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3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25" table:formula="of:=[.A931]+1" table:style-name="ce2">
            <text:p>92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3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26" table:formula="of:=[.A932]+1" table:style-name="ce2">
            <text:p>92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3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27" table:formula="of:=[.A933]+1" table:style-name="ce2">
            <text:p>92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3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28" table:formula="of:=[.A934]+1" table:style-name="ce2">
            <text:p>92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3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29" table:formula="of:=[.A935]+1" table:style-name="ce2">
            <text:p>92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3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30" table:formula="of:=[.A936]+1" table:style-name="ce2">
            <text:p>93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3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31" table:formula="of:=[.A937]+1" table:style-name="ce2">
            <text:p>93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3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32" table:formula="of:=[.A938]+1" table:style-name="ce2">
            <text:p>93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3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33" table:formula="of:=[.A939]+1" table:style-name="ce2">
            <text:p>93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4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34" table:formula="of:=[.A940]+1" table:style-name="ce2">
            <text:p>93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4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35" table:formula="of:=[.A941]+1" table:style-name="ce2">
            <text:p>93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4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36" table:formula="of:=[.A942]+1" table:style-name="ce2">
            <text:p>93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4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37" table:formula="of:=[.A943]+1" table:style-name="ce2">
            <text:p>93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4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38" table:formula="of:=[.A944]+1" table:style-name="ce2">
            <text:p>93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4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39" table:formula="of:=[.A945]+1" table:style-name="ce2">
            <text:p>93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4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40" table:formula="of:=[.A946]+1" table:style-name="ce2">
            <text:p>94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4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41" table:formula="of:=[.A947]+1" table:style-name="ce2">
            <text:p>94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4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42" table:formula="of:=[.A948]+1" table:style-name="ce2">
            <text:p>94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4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43" table:formula="of:=[.A949]+1" table:style-name="ce2">
            <text:p>94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5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44" table:formula="of:=[.A950]+1" table:style-name="ce2">
            <text:p>94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5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45" table:formula="of:=[.A951]+1" table:style-name="ce2">
            <text:p>94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5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46" table:formula="of:=[.A952]+1" table:style-name="ce2">
            <text:p>94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5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47" table:formula="of:=[.A953]+1" table:style-name="ce2">
            <text:p>94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5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48" table:formula="of:=[.A954]+1" table:style-name="ce2">
            <text:p>94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5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49" table:formula="of:=[.A955]+1" table:style-name="ce2">
            <text:p>94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5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50" table:formula="of:=[.A956]+1" table:style-name="ce2">
            <text:p>95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5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51" table:formula="of:=[.A957]+1" table:style-name="ce2">
            <text:p>95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5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52" table:formula="of:=[.A958]+1" table:style-name="ce2">
            <text:p>95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5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53" table:formula="of:=[.A959]+1" table:style-name="ce2">
            <text:p>95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6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54" table:formula="of:=[.A960]+1" table:style-name="ce2">
            <text:p>95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6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55" table:formula="of:=[.A961]+1" table:style-name="ce2">
            <text:p>95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6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56" table:formula="of:=[.A962]+1" table:style-name="ce2">
            <text:p>95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6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57" table:formula="of:=[.A963]+1" table:style-name="ce2">
            <text:p>95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6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58" table:formula="of:=[.A964]+1" table:style-name="ce2">
            <text:p>95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6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59" table:formula="of:=[.A965]+1" table:style-name="ce2">
            <text:p>95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6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60" table:formula="of:=[.A966]+1" table:style-name="ce2">
            <text:p>96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6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61" table:formula="of:=[.A967]+1" table:style-name="ce2">
            <text:p>96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6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62" table:formula="of:=[.A968]+1" table:style-name="ce2">
            <text:p>96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6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63" table:formula="of:=[.A969]+1" table:style-name="ce2">
            <text:p>96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7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64" table:formula="of:=[.A970]+1" table:style-name="ce2">
            <text:p>96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7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65" table:formula="of:=[.A971]+1" table:style-name="ce2">
            <text:p>96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7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66" table:formula="of:=[.A972]+1" table:style-name="ce2">
            <text:p>96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7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67" table:formula="of:=[.A973]+1" table:style-name="ce2">
            <text:p>96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7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68" table:formula="of:=[.A974]+1" table:style-name="ce2">
            <text:p>96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7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69" table:formula="of:=[.A975]+1" table:style-name="ce2">
            <text:p>96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7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70" table:formula="of:=[.A976]+1" table:style-name="ce2">
            <text:p>97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7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71" table:formula="of:=[.A977]+1" table:style-name="ce2">
            <text:p>97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7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72" table:formula="of:=[.A978]+1" table:style-name="ce2">
            <text:p>97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7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73" table:formula="of:=[.A979]+1" table:style-name="ce2">
            <text:p>97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8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74" table:formula="of:=[.A980]+1" table:style-name="ce2">
            <text:p>97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8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75" table:formula="of:=[.A981]+1" table:style-name="ce2">
            <text:p>97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8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76" table:formula="of:=[.A982]+1" table:style-name="ce2">
            <text:p>97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8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77" table:formula="of:=[.A983]+1" table:style-name="ce2">
            <text:p>97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8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78" table:formula="of:=[.A984]+1" table:style-name="ce2">
            <text:p>97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8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79" table:formula="of:=[.A985]+1" table:style-name="ce2">
            <text:p>97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8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80" table:formula="of:=[.A986]+1" table:style-name="ce2">
            <text:p>98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8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81" table:formula="of:=[.A987]+1" table:style-name="ce2">
            <text:p>98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8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82" table:formula="of:=[.A988]+1" table:style-name="ce2">
            <text:p>98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8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83" table:formula="of:=[.A989]+1" table:style-name="ce2">
            <text:p>98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9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84" table:formula="of:=[.A990]+1" table:style-name="ce2">
            <text:p>98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9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85" table:formula="of:=[.A991]+1" table:style-name="ce2">
            <text:p>98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9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86" table:formula="of:=[.A992]+1" table:style-name="ce2">
            <text:p>98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9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87" table:formula="of:=[.A993]+1" table:style-name="ce2">
            <text:p>98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9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88" table:formula="of:=[.A994]+1" table:style-name="ce2">
            <text:p>98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9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89" table:formula="of:=[.A995]+1" table:style-name="ce2">
            <text:p>98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9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90" table:formula="of:=[.A996]+1" table:style-name="ce2">
            <text:p>99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9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91" table:formula="of:=[.A997]+1" table:style-name="ce2">
            <text:p>99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9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92" table:formula="of:=[.A998]+1" table:style-name="ce2">
            <text:p>99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99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93" table:formula="of:=[.A999]+1" table:style-name="ce2">
            <text:p>99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100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94" table:formula="of:=[.A1000]+1" table:style-name="ce2">
            <text:p>99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100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95" table:formula="of:=[.A1001]+1" table:style-name="ce2">
            <text:p>99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100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96" table:formula="of:=[.A1002]+1" table:style-name="ce2">
            <text:p>99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100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97" table:formula="of:=[.A1003]+1" table:style-name="ce2">
            <text:p>99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100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98" table:formula="of:=[.A1004]+1" table:style-name="ce2">
            <text:p>99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100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999" table:formula="of:=[.A1005]+1" table:style-name="ce2">
            <text:p>99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100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00" table:formula="of:=[.A1006]+1" table:style-name="ce2">
            <text:p>100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100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01" table:formula="of:=[.A1007]+1" table:style-name="ce2">
            <text:p>100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100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02" table:formula="of:=[.A1008]+1" table:style-name="ce2">
            <text:p>100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100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03" table:formula="of:=[.A1009]+1" table:style-name="ce2">
            <text:p>100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101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04" table:formula="of:=[.A1010]+1" table:style-name="ce2">
            <text:p>100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101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05" table:formula="of:=[.A1011]+1" table:style-name="ce2">
            <text:p>100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101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06" table:formula="of:=[.A1012]+1" table:style-name="ce2">
            <text:p>100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101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07" table:formula="of:=[.A1013]+1" table:style-name="ce2">
            <text:p>100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101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08" table:formula="of:=[.A1014]+1" table:style-name="ce2">
            <text:p>100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101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09" table:formula="of:=[.A1015]+1" table:style-name="ce2">
            <text:p>100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101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10" table:formula="of:=[.A1016]+1" table:style-name="ce2">
            <text:p>101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101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11" table:formula="of:=[.A1017]+1" table:style-name="ce2">
            <text:p>101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101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12" table:formula="of:=[.A1018]+1" table:style-name="ce2">
            <text:p>101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101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13" table:formula="of:=[.A1019]+1" table:style-name="ce2">
            <text:p>101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102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14" table:formula="of:=[.A1020]+1" table:style-name="ce2">
            <text:p>1014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1021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15" table:formula="of:=[.A1021]+1" table:style-name="ce2">
            <text:p>1015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1022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16" table:formula="of:=[.A1022]+1" table:style-name="ce2">
            <text:p>1016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1023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17" table:formula="of:=[.A1023]+1" table:style-name="ce2">
            <text:p>1017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1024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18" table:formula="of:=[.A1024]+1" table:style-name="ce2">
            <text:p>1018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1025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19" table:formula="of:=[.A1025]+1" table:style-name="ce2">
            <text:p>1019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1026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20" table:formula="of:=[.A1026]+1" table:style-name="ce2">
            <text:p>1020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1027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21" table:formula="of:=[.A1027]+1" table:style-name="ce2">
            <text:p>1021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1028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22" table:formula="of:=[.A1028]+1" table:style-name="ce2">
            <text:p>1022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1029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float" office:value="1023" table:formula="of:=[.A1029]+1" table:style-name="ce2">
            <text:p>1023</text:p>
          </table:table-cell>
          <table:table-cell office:value-type="string" table:style-name="ce2">
            <text:p>:</text:p>
          </table:table-cell>
          <table:table-cell office:value-type="float" office:value="0" table:formula="of:=MAX(0;255-ROUNDDOWN(SQRT([.A1030]*256);0))" table:style-name="ce2">
            <text:p>0</text:p>
          </table:table-cell>
          <table:table-cell office:value-type="string" table:style-name="ce2">
            <text:p>;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END;</text:p>
          </table:table-cell>
          <table:table-cell table:number-columns-repeated="1023" table:style-name="ce2"/>
          <table:table-cell table:number-columns-repeated="15360"/>
        </table:table-row>
        <table:table-row table:number-rows-repeated="9" table:style-name="ro1">
          <table:table-cell table:number-columns-repeated="1024" table:style-name="ce2"/>
          <table:table-cell table:number-columns-repeated="15360"/>
        </table:table-row>
        <table:table-row table:number-rows-repeated="1047536" table:style-name="ro2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urier New" svg:font-family="&quot;Courier New&quot;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dc:creator>Niklas Laufkoetter</dc:creator>
    <meta:creation-date>2009-04-16T11:32:48Z</meta:creation-date>
    <dc:date>2021-06-30T11:18:24Z</dc:date>
    <meta:editing-cycles>6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